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24ae" officeooo:paragraph-rsid="001024ae"/>
    </style:style>
    <style:style style:name="P2" style:family="paragraph" style:parent-style-name="Standard">
      <style:text-properties fo:font-weight="bold" officeooo:rsid="001024ae" officeooo:paragraph-rsid="001024ae" style:font-weight-asian="bold" style:font-weight-complex="bold"/>
    </style:style>
    <style:style style:name="P3" style:family="paragraph" style:parent-style-name="Standard">
      <style:text-properties fo:font-weight="bold" officeooo:paragraph-rsid="001024ae" style:font-weight-asian="bold" style:font-weight-complex="bold"/>
    </style:style>
    <style:style style:name="P4" style:family="paragraph" style:parent-style-name="Standard">
      <style:text-properties fo:font-weight="bold" officeooo:paragraph-rsid="00147a41" style:font-weight-asian="bold" style:font-weight-complex="bold"/>
    </style:style>
    <style:style style:name="P5" style:family="paragraph" style:parent-style-name="Standard">
      <style:text-properties officeooo:paragraph-rsid="001024ae"/>
    </style:style>
    <style:style style:name="P6" style:family="paragraph" style:parent-style-name="Standard">
      <style:text-properties fo:font-size="13pt" fo:font-weight="bold" officeooo:paragraph-rsid="001024ae" style:font-size-asian="13pt" style:font-weight-asian="bold" style:font-size-complex="13pt" style:font-weight-complex="bold"/>
    </style:style>
    <style:style style:name="P7" style:family="paragraph" style:parent-style-name="Standard">
      <style:text-properties fo:font-size="13pt" fo:font-weight="bold" officeooo:paragraph-rsid="00147a41" style:font-size-asian="13pt" style:font-weight-asian="bold" style:font-size-complex="13pt" style:font-weight-complex="bold"/>
    </style:style>
    <style:style style:name="P8" style:family="paragraph" style:parent-style-name="Standard">
      <style:text-properties fo:font-size="13pt" fo:font-weight="bold" officeooo:paragraph-rsid="0015c1a5" style:font-size-asian="13pt" style:font-weight-asian="bold" style:font-size-complex="13pt" style:font-weight-complex="bold"/>
    </style:style>
    <style:style style:name="P9" style:family="paragraph" style:parent-style-name="Standard">
      <style:text-properties fo:font-size="12pt" fo:font-weight="bold" officeooo:paragraph-rsid="001024ae" style:font-size-asian="12pt" style:font-weight-asian="bold" style:font-size-complex="12pt" style:font-weight-complex="bold"/>
    </style:style>
    <style:style style:name="P10" style:family="paragraph" style:parent-style-name="Standard">
      <style:text-properties fo:font-size="12pt" fo:font-weight="bold" officeooo:paragraph-rsid="00147a41" style:font-size-asian="12pt" style:font-weight-asian="bold" style:font-size-complex="12pt" style:font-weight-complex="bold"/>
    </style:style>
    <style:style style:name="P11" style:family="paragraph" style:parent-style-name="Standard">
      <style:text-properties officeooo:paragraph-rsid="00136143"/>
    </style:style>
    <style:style style:name="P12" style:family="paragraph" style:parent-style-name="Standard">
      <style:text-properties officeooo:paragraph-rsid="00147a41"/>
    </style:style>
    <style:style style:name="P13" style:family="paragraph" style:parent-style-name="Standard">
      <style:text-properties officeooo:paragraph-rsid="0015c1a5"/>
    </style:style>
    <style:style style:name="P14" style:family="paragraph" style:parent-style-name="Preformatted_20_Text">
      <style:text-properties officeooo:paragraph-rsid="001024ae"/>
    </style:style>
    <style:style style:name="P15" style:family="paragraph" style:parent-style-name="Preformatted_20_Text">
      <style:text-properties fo:color="#fff200" fo:background-color="#333333"/>
    </style:style>
    <style:style style:name="P16" style:family="paragraph" style:parent-style-name="Preformatted_20_Text">
      <style:text-properties fo:color="#fff200" fo:font-size="10pt" fo:background-color="#333333" style:font-size-asian="10pt" style:font-size-complex="10pt"/>
    </style:style>
    <style:style style:name="P17" style:family="paragraph" style:parent-style-name="Preformatted_20_Text">
      <style:text-properties fo:color="#fff200" fo:background-color="#111111"/>
    </style:style>
    <style:style style:name="P18" style:family="paragraph" style:parent-style-name="Preformatted_20_Text">
      <style:text-properties officeooo:paragraph-rsid="0015c1a5"/>
    </style:style>
    <style:style style:name="P19" style:family="paragraph" style:parent-style-name="Preformatted_20_Text">
      <style:text-properties fo:font-size="9pt" style:font-size-asian="9pt" style:font-size-complex="9pt"/>
    </style:style>
    <style:style style:name="P20" style:family="paragraph" style:parent-style-name="Preformatted_20_Text">
      <style:paragraph-properties fo:margin-top="0in" fo:margin-bottom="0.1965in" loext:contextual-spacing="false"/>
    </style:style>
    <style:style style:name="P21" style:family="paragraph" style:parent-style-name="Preformatted_20_Text">
      <style:paragraph-properties fo:margin-top="0in" fo:margin-bottom="0.1965in" loext:contextual-spacing="false"/>
      <style:text-properties officeooo:paragraph-rsid="001818f0"/>
    </style:style>
    <style:style style:name="P22" style:family="paragraph" style:parent-style-name="Preformatted_20_Text">
      <style:paragraph-properties fo:margin-top="0in" fo:margin-bottom="0.1965in" loext:contextual-spacing="false"/>
      <style:text-properties officeooo:paragraph-rsid="001aaecb"/>
    </style:style>
    <style:style style:name="P23" style:family="paragraph" style:parent-style-name="Preformatted_20_Text">
      <style:paragraph-properties fo:margin-top="0in" fo:margin-bottom="0.1965in" loext:contextual-spacing="false"/>
      <style:text-properties officeooo:paragraph-rsid="001b7ba5"/>
    </style:style>
    <style:style style:name="P24" style:family="paragraph" style:parent-style-name="Standard" style:list-style-name="L1">
      <style:text-properties officeooo:rsid="001024ae" officeooo:paragraph-rsid="001024ae"/>
    </style:style>
    <style:style style:name="P25" style:family="paragraph" style:parent-style-name="Standard" style:list-style-name="L2">
      <style:text-properties officeooo:paragraph-rsid="00147a41"/>
    </style:style>
    <style:style style:name="P26" style:family="paragraph" style:parent-style-name="Standard" style:list-style-name="L3">
      <style:text-properties officeooo:paragraph-rsid="0015c1a5"/>
    </style:style>
    <style:style style:name="P27" style:family="paragraph" style:parent-style-name="Preformatted_20_Text" style:list-style-name="L4">
      <style:paragraph-properties fo:margin-top="0in" fo:margin-bottom="0.1965in" loext:contextual-spacing="false"/>
      <style:text-properties officeooo:paragraph-rsid="001818f0"/>
    </style:style>
    <style:style style:name="P28" style:family="paragraph" style:parent-style-name="Preformatted_20_Text">
      <style:paragraph-properties fo:margin-top="0in" fo:margin-bottom="0.1965in" loext:contextual-spacing="false"/>
      <style:text-properties officeooo:paragraph-rsid="001818f0"/>
    </style:style>
    <style:style style:name="T1" style:family="text">
      <style:text-properties fo:color="#fff200" fo:background-color="#333333" loext:char-shading-value="0"/>
    </style:style>
    <style:style style:name="T2" style:family="text">
      <style:text-properties fo:color="#fff200" fo:font-size="10pt" fo:background-color="#333333" loext:char-shading-value="0" style:font-size-asian="10pt" style:font-size-complex="10pt"/>
    </style:style>
    <style:style style:name="T3" style:family="text">
      <style:text-properties fo:color="#fff200" fo:background-color="#111111" loext:char-shading-value="0"/>
    </style:style>
    <style:style style:name="T4" style:family="text">
      <style:text-properties fo:color="#fff200" fo:background-color="#1c1c1c" loext:char-shading-value="0"/>
    </style:style>
    <style:style style:name="T5" style:family="text">
      <style:text-properties officeooo:rsid="00136143"/>
    </style:style>
    <style:style style:name="T6" style:family="text">
      <style:text-properties officeooo:rsid="00147a41"/>
    </style:style>
    <style:style style:name="T7" style:family="text">
      <style:text-properties officeooo:rsid="0015606d"/>
    </style:style>
    <style:style style:name="T8" style:family="text">
      <style:text-properties officeooo:rsid="0015c1a5"/>
    </style:style>
    <style:style style:name="T9" style:family="text">
      <style:text-properties fo:color="#000000" officeooo:rsid="001818f0" fo:background-color="#fff200" loext:char-shading-value="0"/>
    </style:style>
    <style:style style:name="T10" style:family="text">
      <style:text-properties fo:color="#000000" officeooo:rsid="001aaecb" fo:background-color="transparent" loext:char-shading-value="0"/>
    </style:style>
    <style:style style:name="T11" style:family="text">
      <style:text-properties style:use-window-font-color="true" officeooo:rsid="001818f0" fo:background-color="transparent" loext:char-shading-value="0"/>
    </style:style>
    <style:style style:name="T12" style:family="text">
      <style:text-properties style:use-window-font-color="true" fo:font-size="13pt" officeooo:rsid="001818f0" fo:background-color="transparent" loext:char-shading-value="0" style:font-size-asian="13pt" style:font-size-complex="13pt"/>
    </style:style>
    <style:style style:name="T13" style:family="text">
      <style:text-properties style:use-window-font-color="true" fo:font-size="13pt" fo:font-weight="bold" officeooo:rsid="001818f0" fo:background-color="transparent" loext:char-shading-value="0" style:font-size-asian="13pt" style:font-weight-asian="bold" style:font-size-complex="13pt" style:font-weight-complex="bold"/>
    </style:style>
    <style:style style:name="T14" style:family="text">
      <style:text-properties style:use-window-font-color="true" fo:font-size="13pt" fo:font-weight="bold" officeooo:rsid="001aaecb" fo:background-color="transparent" loext:char-shading-value="0" style:font-size-asian="13pt" style:font-weight-asian="bold" style:font-size-complex="13pt" style:font-weight-complex="bold"/>
    </style:style>
    <style:style style:name="T15" style:family="text">
      <style:text-properties style:use-window-font-color="true" fo:font-size="12pt" officeooo:rsid="001818f0" fo:background-color="transparent" loext:char-shading-value="0" style:font-size-asian="12pt" style:font-size-complex="12pt"/>
    </style:style>
    <style:style style:name="T16" style:family="text">
      <style:text-properties style:use-window-font-color="true" fo:font-size="12pt" fo:font-weight="bold" officeooo:rsid="001818f0" fo:background-color="transparent" loext:char-shading-value="0" style:font-size-asian="12pt" style:font-weight-asian="bold" style:font-size-complex="12pt" style:font-weight-complex="bold"/>
    </style:style>
    <style:style style:name="T17" style:family="text">
      <style:text-properties style:use-window-font-color="true" fo:font-size="12pt" fo:font-weight="bold" officeooo:rsid="0019bac4" fo:background-color="transparent" loext:char-shading-value="0" style:font-size-asian="12pt" style:font-weight-asian="bold" style:font-size-complex="12pt" style:font-weight-complex="bold"/>
    </style:style>
    <style:style style:name="T18" style:family="text">
      <style:text-properties style:use-window-font-color="true" fo:font-size="9pt" officeooo:rsid="001818f0" fo:background-color="transparent" loext:char-shading-value="0" style:font-size-asian="9pt" style:font-size-complex="9pt"/>
    </style:style>
    <style:style style:name="T19" style:family="text">
      <style:text-properties fo:font-size="9pt" style:font-size-asian="9pt" style:font-size-complex="9pt"/>
    </style:style>
    <style:style style:name="T20" style:family="text">
      <style:text-properties officeooo:rsid="001b7ba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693in" fo:text-indent="-0.25in" fo:margin-left="0.669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93in" fo:text-indent="-0.25in" fo:margin-left="0.919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93in" fo:text-indent="-0.25in" fo:margin-left="1.169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93in" fo:text-indent="-0.25in" fo:margin-left="1.419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93in" fo:text-indent="-0.25in" fo:margin-left="1.669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93in" fo:text-indent="-0.25in" fo:margin-left="1.919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93in" fo:text-indent="-0.25in" fo:margin-left="2.169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93in" fo:text-indent="-0.25in" fo:margin-left="2.419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93in" fo:text-indent="-0.25in" fo:margin-left="2.669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93in" fo:text-indent="-0.25in" fo:margin-left="2.9193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693in" fo:text-indent="-0.25in" fo:margin-left="0.669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93in" fo:text-indent="-0.25in" fo:margin-left="0.919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93in" fo:text-indent="-0.25in" fo:margin-left="1.169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93in" fo:text-indent="-0.25in" fo:margin-left="1.419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93in" fo:text-indent="-0.25in" fo:margin-left="1.669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93in" fo:text-indent="-0.25in" fo:margin-left="1.919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93in" fo:text-indent="-0.25in" fo:margin-left="2.169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93in" fo:text-indent="-0.25in" fo:margin-left="2.419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93in" fo:text-indent="-0.25in" fo:margin-left="2.669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93in" fo:text-indent="-0.25in" fo:margin-left="2.9193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11in" fo:text-indent="-0.25in" fo:margin-left="0.7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61in" fo:text-indent="-0.25in" fo:margin-left="0.96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11in" fo:text-indent="-0.25in" fo:margin-left="1.2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61in" fo:text-indent="-0.25in" fo:margin-left="1.46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11in" fo:text-indent="-0.25in" fo:margin-left="1.7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61in" fo:text-indent="-0.25in" fo:margin-left="1.96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11in" fo:text-indent="-0.25in" fo:margin-left="2.2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61in" fo:text-indent="-0.25in" fo:margin-left="2.46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11in" fo:text-indent="-0.25in" fo:margin-left="2.7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61in" fo:text-indent="-0.25in" fo:margin-left="2.961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311in" fo:text-indent="-0.25in" fo:margin-left="0.83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11in" fo:text-indent="-0.25in" fo:margin-left="1.08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11in" fo:text-indent="-0.25in" fo:margin-left="1.33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11in" fo:text-indent="-0.25in" fo:margin-left="1.58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11in" fo:text-indent="-0.25in" fo:margin-left="1.83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11in" fo:text-indent="-0.25in" fo:margin-left="2.08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11in" fo:text-indent="-0.25in" fo:margin-left="2.33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11in" fo:text-indent="-0.25in" fo:margin-left="2.58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11in" fo:text-indent="-0.25in" fo:margin-left="2.83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11in" fo:text-indent="-0.25in" fo:margin-left="3.0811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Ларс Фогель (c) 2009, 2016 vogella GmbH Версия 2.6, 06.07.2016</text:p>
      <text:p text:style-name="P1"/>
      <text:p text:style-name="P1"><text:s text:c="5"/>Параллелизм Java (многопоточность). В этой статье описывается, как выполнять параллельное программирование с Java. Он охватывает концепции параллельного программирования, неизменяемости, потоков, среды исполнения (пулов потоков), фьючерсов, вызываемых объектов CompletableFuture и структуры fork-join.</text:p>
      <text:p text:style-name="P1"/>
      <text:p text:style-name="P2">1. Параллелизм</text:p>
      <text:p text:style-name="P2">1.1. Что такое параллелизм?</text:p>
      <text:p text:style-name="P1"/>
      <text:p text:style-name="P1">Параллельность - это способность запускать несколько программ или несколько частей программы параллельно. Если трудоемкая задача может выполняться асинхронно или параллельно, это повышает пропускную способность и интерактивность программы.</text:p>
      <text:p text:style-name="P1"/>
      <text:p text:style-name="P1">Современный компьютер имеет несколько процессоров или несколько ядер в одном процессоре. Возможность использовать эти многоядерные процессоры может стать ключом к успешной работе с большими объемами.</text:p>
      <text:p text:style-name="P2">1.2. Процесс против потоков</text:p>
      <text:p text:style-name="P1"/>
      <text:p text:style-name="P1">Процесс выполняется независимо и изолирован от других процессов. Он не может получить прямой доступ к общим данным в других процессах. Ресурсы процесса, например, память и процессорное время, выделяемые ему через операционную систему.</text:p>
      <text:p text:style-name="P1"/>
      <text:p text:style-name="P1">Поток - это так называемый легкий процесс. Он имеет свой собственный стек вызовов, но может получить доступ к общим данным других потоков в том же процессе. Каждый поток имеет свой кэш памяти. Если поток читает общие данные, он сохраняет эти данные в своем собственном кеше памяти. Поток может перечитать общие данные.</text:p>
      <text:p text:style-name="P1"/>
      <text:p text:style-name="P1">Приложение Java запускается по умолчанию в одном процессе. В Java-приложении вы работаете с несколькими потоками для достижения параллельной обработки или асинхронного поведения.</text:p>
      <text:p text:style-name="P1"/>
      <text:p text:style-name="P2">2. Улучшения и проблемы с параллелизмом</text:p>
      <text:p text:style-name="P2">2.1. Пределы параллелизма</text:p>
      <text:p text:style-name="P1"/>
      <text:p text:style-name="P1">В Java-приложении вы работаете с несколькими потоками для достижения параллельной обработки или асинхронного поведения. Параллелизм обещает выполнить определенную задачу быстрее, поскольку эти задачи могут быть разделены на подзадачи, и эти подзадачи могут выполняться параллельно. Конечно, время выполнения ограничено частями задачи, которые могут выполняться параллельно.</text:p>
      <text:p text:style-name="P1"/>
      <text:p text:style-name="P1">Теоретически возможный выигрыш в производительности можно рассчитать по следующему правилу, которое называется законом Амдала.</text:p>
      <text:p text:style-name="P1"/>
      <text:p text:style-name="P1">Если F - это процент программы, которая не может работать параллельно, а N - количество процессов, то максимальный выигрыш в производительности составляет 1 / (F + ((1-F) / n)).</text:p>
      <text:p text:style-name="P2">2.2. Проблемы параллелизма</text:p>
      <text:p text:style-name="P1"/>
      <text:p text:style-name="P1">Потоки имеют свой собственный стек вызовов, но также могут получать доступ к общим данным. Поэтому у вас есть две основные проблемы: видимость и проблемы с доступом.</text:p>
      <text:p text:style-name="P1"><text:soft-page-break/></text:p>
      <text:p text:style-name="P1">Проблема видимости возникает, если поток A читает общие данные, которые позже изменяются потоком B, а поток A не знает об этом изменении.</text:p>
      <text:p text:style-name="P1"/>
      <text:p text:style-name="P1">Проблема доступа может возникнуть, если несколько потоков обращаются и изменяют одни и те же общие данные одновременно.</text:p>
      <text:p text:style-name="P1"/>
      <text:p text:style-name="P1">Проблема видимости и доступа может привести к</text:p>
      <text:p text:style-name="P1"/>
      <text:list xml:id="list2546541651" text:style-name="L1">
        <text:list-item>
          <text:p text:style-name="P24">Ошибка живучести: программа больше не реагирует из-за проблем с одновременным доступом к данным, например, тупики.</text:p>
        </text:list-item>
      </text:list>
      <text:p text:style-name="P1"/>
      <text:list xml:id="list83830194536767" text:continue-numbering="true" text:style-name="L1">
        <text:list-item>
          <text:p text:style-name="P24">Ошибка безопасности: программа создает неверные данные.</text:p>
        </text:list-item>
      </text:list>
      <text:p text:style-name="P5"/>
      <text:p text:style-name="P5"/>
      <text:p text:style-name="P6">3. Параллелизм в Java</text:p>
      <text:p text:style-name="P9">3.1. Процессы и потоки</text:p>
      <text:p text:style-name="P5"/>
      <text:p text:style-name="P5">Java-программа выполняется в своем собственном процессе и по умолчанию в одном потоке. Java поддерживает потоки как часть языка Java через код Thread. Приложение Java может создавать новые потоки через этот класс.</text:p>
      <text:p text:style-name="P5"/>
      <text:p text:style-name="P5">Java 1.5 также обеспечивает улучшенную поддержку параллелизма с пакетом в java.util.concurrent.</text:p>
      <text:p text:style-name="P5"/>
      <text:p text:style-name="P6">3.2. Блокировки и синхронизация потоков</text:p>
      <text:p text:style-name="P5"/>
      <text:p text:style-name="P5">Java предоставляет блокировки для защиты определенных частей кода, которые будут выполняться несколькими потоками одновременно. Самым простым способом блокировки определенного метода или класса Java является определение метода или класса с помощью ключевого слова synchronized.</text:p>
      <text:p text:style-name="P5"/>
      <text:p text:style-name="P11"><text:span text:style-name="Source_20_Text"><text:span text:style-name="T1">synchronized</text:span></text:span> ключевое слово в Java обеспечивает:</text:p>
      <text:p text:style-name="P5"/>
      <text:p text:style-name="P5"><text:s text:c="5"/>что только один поток может выполнить блок кода одновременно</text:p>
      <text:p text:style-name="P5"/>
      <text:p text:style-name="P5"><text:s text:c="5"/>что каждый поток, входящий в синхронизированный блок кода, видит результаты всех предыдущих модификаций, которые были защищены той же блокировкой</text:p>
      <text:p text:style-name="P5"/>
      <text:p text:style-name="P5">Синхронизация необходима для взаимоисключающего доступа к блокам и для надежной связи между потоками.</text:p>
      <text:p text:style-name="P5"/>
      <text:p text:style-name="P11">Вы можете использовать <text:span text:style-name="Source_20_Text"><text:span text:style-name="T1">synchronized</text:span></text:span> ключевое слово для определения метода. Это гарантирует, что только один поток может войти в этот метод одновременно. Другие потоки, вызывающие этот метод, будут ждать, пока первые потоки не покинут этот метод.</text:p>
      <text:p text:style-name="P5"/>
      <text:p text:style-name="P14"><text:span text:style-name="Source_20_Text"/></text:p>
      <text:p text:style-name="P14"><text:span text:style-name="Source_20_Text"/></text:p>
      <text:p text:style-name="P14"><text:span text:style-name="Source_20_Text"/></text:p>
      <text:p text:style-name="P14"><text:soft-page-break/><text:span text:style-name="Source_20_Text"><text:span text:style-name="T1">public synchronized void critial() {</text:span></text:span></text:p>
      <text:p text:style-name="Preformatted_20_Text"><text:span text:style-name="Source_20_Text"><text:span text:style-name="T1"><text:s text:c="4"/>// some thread critical stuff</text:span></text:span></text:p>
      <text:p text:style-name="Preformatted_20_Text"><text:span text:style-name="Source_20_Text"><text:span text:style-name="T1"><text:s text:c="4"/>// here</text:span></text:span></text:p>
      <text:p text:style-name="P20"><text:span text:style-name="Source_20_Text"><text:span text:style-name="T1">}</text:span></text:span></text:p>
      <text:p text:style-name="P5">Вы также можете использовать ключевое слово synchronized для защиты блоков кода в методе. Этот блок защищен ключом, который может быть либо строкой, либо объектом. Этот ключ называется замком.</text:p>
      <text:p text:style-name="P5"/>
      <text:p text:style-name="P5">Весь код, защищенный одной и той же блокировкой, может выполняться только одним потоком одновременно</text:p>
      <text:p text:style-name="P5"/>
      <text:p text:style-name="P5">Например, следующая структура данных гарантирует, что только один поток может получить доступ к внутреннему блоку методов add () и next ().</text:p>
      <text:p text:style-name="P5"/>
      <text:p text:style-name="P14"><text:span text:style-name="Source_20_Text"><text:span text:style-name="T1">package de.vogella.pagerank.crawler;</text:span></text:span></text:p>
      <text:p text:style-name="Preformatted_20_Text"><text:span text:style-name="Source_20_Text"><text:span text:style-name="T1">import java.util.ArrayList;</text:span></text:span></text:p>
      <text:p text:style-name="Preformatted_20_Text"><text:span text:style-name="Source_20_Text"><text:span text:style-name="T1">import java.util.List;</text:span></text:span></text:p>
      <text:p text:style-name="P15"/>
      <text:p text:style-name="Preformatted_20_Text"><text:span text:style-name="Source_20_Text"><text:span text:style-name="T1">/**</text:span></text:span></text:p>
      <text:p text:style-name="Preformatted_20_Text"><text:span text:style-name="Source_20_Text"><text:span text:style-name="T1"><text:s/>* Data structure for a web crawler. Keeps track of the visited sites and keeps</text:span></text:span></text:p>
      <text:p text:style-name="Preformatted_20_Text"><text:span text:style-name="Source_20_Text"><text:span text:style-name="T1"><text:s/>* a list of sites which needs still to be crawled.</text:span></text:span></text:p>
      <text:p text:style-name="Preformatted_20_Text"><text:span text:style-name="Source_20_Text"><text:span text:style-name="T1"><text:s/>*</text:span></text:span></text:p>
      <text:p text:style-name="Preformatted_20_Text"><text:span text:style-name="Source_20_Text"><text:span text:style-name="T1"><text:s/>* @author Lars Vogel</text:span></text:span></text:p>
      <text:p text:style-name="Preformatted_20_Text"><text:span text:style-name="Source_20_Text"><text:span text:style-name="T1"><text:s/>*</text:span></text:span></text:p>
      <text:p text:style-name="Preformatted_20_Text"><text:span text:style-name="Source_20_Text"><text:span text:style-name="T1"><text:s/>*/</text:span></text:span></text:p>
      <text:p text:style-name="Preformatted_20_Text"><text:span text:style-name="Source_20_Text"><text:span text:style-name="T1">public class CrawledSites {</text:span></text:span></text:p>
      <text:p text:style-name="Preformatted_20_Text"><text:span text:style-name="Source_20_Text"><text:span text:style-name="T1"><text:s text:c="4"/>private List&lt;String&gt; crawledSites = new ArrayList&lt;String&gt;();</text:span></text:span></text:p>
      <text:p text:style-name="Preformatted_20_Text"><text:span text:style-name="Source_20_Text"><text:span text:style-name="T1"><text:s text:c="4"/>private List&lt;String&gt; linkedSites = new ArrayList&lt;String&gt;();</text:span></text:span></text:p>
      <text:p text:style-name="P15"/>
      <text:p text:style-name="Preformatted_20_Text"><text:span text:style-name="Source_20_Text"><text:span text:style-name="T1"><text:s text:c="4"/>public void add(String site) {</text:span></text:span></text:p>
      <text:p text:style-name="Preformatted_20_Text"><text:span text:style-name="Source_20_Text"><text:span text:style-name="T1"><text:s text:c="8"/>synchronized (this) {</text:span></text:span></text:p>
      <text:p text:style-name="Preformatted_20_Text"><text:span text:style-name="Source_20_Text"><text:span text:style-name="T1"><text:s text:c="12"/>if (!crawledSites.contains(site)) {</text:span></text:span></text:p>
      <text:p text:style-name="Preformatted_20_Text"><text:span text:style-name="Source_20_Text"><text:span text:style-name="T1"><text:s text:c="16"/>linkedSites.add(site);</text:span></text:span></text:p>
      <text:p text:style-name="Preformatted_20_Text"><text:span text:style-name="Source_20_Text"><text:span text:style-name="T1"><text:s text:c="12"/>}</text:span></text:span></text:p>
      <text:p text:style-name="Preformatted_20_Text"><text:span text:style-name="Source_20_Text"><text:span text:style-name="T1"><text:s text:c="8"/>}</text:span></text:span></text:p>
      <text:p text:style-name="Preformatted_20_Text"><text:span text:style-name="Source_20_Text"><text:span text:style-name="T1"><text:s text:c="4"/>}</text:span></text:span></text:p>
      <text:p text:style-name="Preformatted_20_Text"><text:span text:style-name="Source_20_Text"><text:span text:style-name="T1"><text:s text:c="4"/>/**</text:span></text:span></text:p>
      <text:p text:style-name="Preformatted_20_Text"><text:span text:style-name="Source_20_Text"><text:span text:style-name="T1"><text:s text:c="5"/>* Get next site to crawl. Can return null (if nothing to crawl)</text:span></text:span></text:p>
      <text:p text:style-name="Preformatted_20_Text"><text:span text:style-name="Source_20_Text"><text:span text:style-name="T1"><text:s text:c="5"/>*/</text:span></text:span></text:p>
      <text:p text:style-name="Preformatted_20_Text"><text:span text:style-name="Source_20_Text"><text:span text:style-name="T1"><text:s text:c="4"/>public String next() {</text:span></text:span></text:p>
      <text:p text:style-name="Preformatted_20_Text"><text:span text:style-name="Source_20_Text"><text:span text:style-name="T1"><text:s text:c="8"/>if (linkedSites.size() == 0) {</text:span></text:span></text:p>
      <text:p text:style-name="Preformatted_20_Text"><text:span text:style-name="Source_20_Text"><text:span text:style-name="T1"><text:s text:c="12"/>return null;</text:span></text:span></text:p>
      <text:p text:style-name="Preformatted_20_Text"><text:span text:style-name="Source_20_Text"><text:span text:style-name="T1"><text:s text:c="8"/>}</text:span></text:span></text:p>
      <text:p text:style-name="Preformatted_20_Text"><text:span text:style-name="Source_20_Text"><text:span text:style-name="T1"><text:s text:c="8"/>synchronized (this) {</text:span></text:span></text:p>
      <text:p text:style-name="Preformatted_20_Text"><text:span text:style-name="Source_20_Text"><text:span text:style-name="T1"><text:s text:c="12"/>// Need to check again if size has changed</text:span></text:span></text:p>
      <text:p text:style-name="Preformatted_20_Text"><text:span text:style-name="Source_20_Text"><text:span text:style-name="T1"><text:s text:c="12"/>if (linkedSites.size() &gt; 0) {</text:span></text:span></text:p>
      <text:p text:style-name="Preformatted_20_Text"><text:span text:style-name="Source_20_Text"><text:span text:style-name="T1"><text:s text:c="16"/>String s = linkedSites.get(0);</text:span></text:span></text:p>
      <text:p text:style-name="Preformatted_20_Text"><text:span text:style-name="Source_20_Text"><text:span text:style-name="T1"><text:s text:c="16"/>linkedSites.remove(0);</text:span></text:span></text:p>
      <text:p text:style-name="Preformatted_20_Text"><text:span text:style-name="Source_20_Text"><text:span text:style-name="T1"><text:s text:c="16"/>crawledSites.add(s);</text:span></text:span></text:p>
      <text:p text:style-name="Preformatted_20_Text"><text:span text:style-name="Source_20_Text"><text:span text:style-name="T1"><text:s text:c="16"/>return s;</text:span></text:span></text:p>
      <text:p text:style-name="Preformatted_20_Text"><text:span text:style-name="Source_20_Text"><text:span text:style-name="T1"><text:s text:c="12"/>}</text:span></text:span></text:p>
      <text:p text:style-name="Preformatted_20_Text"><text:span text:style-name="Source_20_Text"><text:span text:style-name="T1"><text:s text:c="12"/>return null;</text:span></text:span></text:p>
      <text:p text:style-name="Preformatted_20_Text"><text:span text:style-name="Source_20_Text"><text:span text:style-name="T1"><text:s text:c="8"/>}</text:span></text:span></text:p>
      <text:p text:style-name="Preformatted_20_Text"><text:span text:style-name="Source_20_Text"><text:span text:style-name="T1"><text:s text:c="4"/>}</text:span></text:span></text:p>
      <text:p text:style-name="P15"/>
      <text:p text:style-name="P20"><text:span text:style-name="Source_20_Text"><text:span text:style-name="T1">}</text:span></text:span></text:p>
      <text:p text:style-name="P3"><text:soft-page-break/>3.3. <text:span text:style-name="T5">Volatile</text:span></text:p>
      <text:p text:style-name="P5"/>
      <text:p text:style-name="P5">Если переменная объявлена с ключевым словом volatile, то гарантируется, что любой поток, который читает поле, увидит последнее записанное значение. Ключевое слово volatile не выполняет взаимной монопольной блокировки переменной.</text:p>
      <text:p text:style-name="P5"/>
      <text:p text:style-name="P12">Начиная с Java 5 доступ на запись к <text:span text:style-name="Emphasis">volatile</text:span> переменной также будет обновлять <text:span text:style-name="T6">non-</text:span><text:span text:style-name="Emphasis">volatile</text:span> переменные, которые были изменены тем же потоком. Это также может быть использован для обновления значений в контрольной переменной, например, для изменчивого переменного человека. В этом случае вы должны использовать временную переменную person и использовать метод установки для инициализации переменной, а затем назначить временную переменную конечной переменной. Это тогда сделает изменения адреса этой переменной и значений видимыми для других потоков.</text:p>
      <text:p text:style-name="P12"/>
      <text:p text:style-name="P7">4. Модель памяти Java</text:p>
      <text:p text:style-name="P4">4.1. обзор</text:p>
      <text:p text:style-name="P12"/>
      <text:p text:style-name="P12">Модель памяти Java описывает связь между памятью потоков и основной памятью приложения.</text:p>
      <text:p text:style-name="P12"/>
      <text:p text:style-name="P12">Он определяет правила, как изменения в памяти, сделанные потоками, распространяются на другие потоки.</text:p>
      <text:p text:style-name="P12"/>
      <text:p text:style-name="P12">Модель памяти Java также определяет ситуации, в которых поток обновляет свою память из основной памяти.</text:p>
      <text:p text:style-name="P12"/>
      <text:p text:style-name="P12">Он также описывает, какие операции являются атомарными, и порядок операций.</text:p>
      <text:p text:style-name="P4">4.2. Атомная операция</text:p>
      <text:p text:style-name="P12"/>
      <text:p text:style-name="P12">Атомарная операция - это операция, которая выполняется как единая единица работы без возможности вмешательства других операций.</text:p>
      <text:p text:style-name="P12"/>
      <text:p text:style-name="P12">Спецификация языка Java гарантирует, что чтение или запись переменной является атомарной операцией (если переменная не имеет тип long или double). Переменные операций типа long или double являются только атомарными, если они объявлены с ключевым словом volatile.</text:p>
      <text:p text:style-name="P12"/>
      <text:p text:style-name="P12">Предположим, что <text:span text:style-name="T7">i</text:span> определен как int. Операция i ++ (приращение) это не атомарная операция в Java. Это также относится к другим числовым типам, например, <text:span text:style-name="T8">long</text:span>. так далее).</text:p>
      <text:p text:style-name="P12"/>
      <text:p text:style-name="P12">Операция i ++ сначала читает значение, которое в данный момент хранится в i (атомарные операции), а затем добавляет его к нему (атомарная операция). Но между чтением и записью значение i могло бы измениться.</text:p>
      <text:p text:style-name="P12"/>
      <text:p text:style-name="P12">Начиная с Java 1.5, язык Java предоставляет атомарные переменные, например, AtomicInteger или AtomicLong, которые предоставляют такие методы, как getAndDecrement (), getAndIncrement () и getAndSet (), которые являются атомарными.</text:p>
      <text:p text:style-name="P12"/>
      <text:p text:style-name="P12"/>
      <text:p text:style-name="P12"/>
      <text:p text:style-name="P12"/>
      <text:p text:style-name="P7"><text:soft-page-break/>4.3. Обновления памяти в синхронизированном коде</text:p>
      <text:p text:style-name="P12"/>
      <text:p text:style-name="P12">Модель памяти Java гарантирует, что каждый поток, входящий в синхронизированный блок кода, видит результаты всех предыдущих модификаций, которые были защищены той же блокировкой.</text:p>
      <text:p text:style-name="P12"/>
      <text:p text:style-name="P7">5. Неизменяемость и защитные копии</text:p>
      <text:p text:style-name="P10">5.1. неизменность</text:p>
      <text:p text:style-name="P12"/>
      <text:p text:style-name="P12">Самый простой способ избежать проблем с параллелизмом - это разделять только неизменяемые данные между потоками. Неизменные данные - это данные, которые нельзя изменить.</text:p>
      <text:p text:style-name="P12"/>
      <text:p text:style-name="P12">Сделать класс неизменным</text:p>
      <text:p text:style-name="P12"/>
      <text:list xml:id="list2158794202" text:style-name="L2">
        <text:list-item>
          <text:p text:style-name="P25">все его поля окончательны</text:p>
          <text:p text:style-name="P25"/>
        </text:list-item>
        <text:list-item>
          <text:p text:style-name="P25"><text:s text:c="4"/>класс объявлен как окончательный</text:p>
          <text:p text:style-name="P25"/>
        </text:list-item>
        <text:list-item>
          <text:p text:style-name="P25"><text:s text:c="4"/>эта ссылка не может сбежать во время строительства</text:p>
          <text:p text:style-name="P25"/>
        </text:list-item>
        <text:list-item>
          <text:p text:style-name="P25"><text:s text:c="4"/>Любые поля, которые ссылаются на изменяемые объекты данных <text:span text:style-name="T8">есть private</text:span></text:p>
          <text:p text:style-name="P25"/>
        </text:list-item>
        <text:list-item>
          <text:p text:style-name="P25"><text:s text:c="4"/>нет метода установки</text:p>
          <text:p text:style-name="P25"/>
        </text:list-item>
        <text:list-item>
          <text:p text:style-name="P25"><text:s text:c="4"/>они никогда не возвращаются напрямую из-за контакта с вызывающим абонентом</text:p>
          <text:p text:style-name="P25"/>
        </text:list-item>
        <text:list-item>
          <text:p text:style-name="P25"><text:s text:c="4"/>если они изменяются внутри класса, это изменение не видно и не оказывает влияния вне класса</text:p>
        </text:list-item>
      </text:list>
      <text:p text:style-name="P12"/>
      <text:p text:style-name="P12">Неизменяемый класс может иметь некоторые изменяемые данные, которые используются для управления его состоянием, но извне этого класса ни один атрибут этого класса не может быть изменен.</text:p>
      <text:p text:style-name="P12"/>
      <text:p text:style-name="P13">Для всех изменяемых полей, например Массивы, которые передаются извне классу на этапе строительства, класс должен сделать защитную копию<text:span text:style-name="T8">(</text:span>defensive-copy<text:span text:style-name="T8">)</text:span> элементов, чтобы убедиться, что никакой другой объект извне не может изменить данные</text:p>
      <text:p text:style-name="P13"/>
      <text:p text:style-name="P8">5.2. Защитные копии<text:span text:style-name="T8">(defensive-copy)</text:span></text:p>
      <text:p text:style-name="P13"/>
      <text:p text:style-name="P13">Вы должны защитить свои классы от вызова кода. Предположим, что вызывающий код сделает все возможное, чтобы изменить ваши данные так, как вы этого не ожидали. Хотя это особенно верно в случае неизменяемых данных, это также верно и в отношении неизменяемых данных, которые вы все еще не ожидаете, что эти данные изменятся за пределами вашего класса.</text:p>
      <text:p text:style-name="P13"/>
      <text:p text:style-name="P13">Чтобы защитить свой класс от этого, вы должны копировать полученные данные и возвращать только копии данных в вызывающий код.</text:p>
      <text:p text:style-name="P13">В следующем примере создается копия списка (ArrayList) и возвращается только копия списка. Таким образом, клиент этого класса не может удалить элементы из списка.</text:p>
      <text:p text:style-name="P18"><text:span text:style-name="Source_20_Text">package de.vogella.performance.defensivecopy;</text:span></text:p>
      <text:p text:style-name="Preformatted_20_Text"><text:soft-page-break/></text:p>
      <text:p text:style-name="Preformatted_20_Text"><text:span text:style-name="Source_20_Text"><text:span text:style-name="T1">import java.util.ArrayList;</text:span></text:span></text:p>
      <text:p text:style-name="Preformatted_20_Text"><text:span text:style-name="Source_20_Text"><text:span text:style-name="T1">import java.util.Collections;</text:span></text:span></text:p>
      <text:p text:style-name="Preformatted_20_Text"><text:span text:style-name="Source_20_Text"><text:span text:style-name="T1">import java.util.List;</text:span></text:span></text:p>
      <text:p text:style-name="P15"/>
      <text:p text:style-name="Preformatted_20_Text"><text:span text:style-name="Source_20_Text"><text:span text:style-name="T1">public class MyDataStructure {</text:span></text:span></text:p>
      <text:p text:style-name="Preformatted_20_Text"><text:span text:style-name="Source_20_Text"><text:span text:style-name="T1"><text:s text:c="4"/>List&lt;String&gt; list = new ArrayList&lt;String&gt;();</text:span></text:span></text:p>
      <text:p text:style-name="P15"/>
      <text:p text:style-name="Preformatted_20_Text"><text:span text:style-name="Source_20_Text"><text:span text:style-name="T1"><text:s text:c="4"/>public void add(String s) {</text:span></text:span></text:p>
      <text:p text:style-name="Preformatted_20_Text"><text:span text:style-name="Source_20_Text"><text:span text:style-name="T1"><text:s text:c="8"/>list.add(s);</text:span></text:span></text:p>
      <text:p text:style-name="Preformatted_20_Text"><text:span text:style-name="Source_20_Text"><text:span text:style-name="T1"><text:s text:c="4"/>}</text:span></text:span></text:p>
      <text:p text:style-name="P15"/>
      <text:p text:style-name="Preformatted_20_Text"><text:span text:style-name="Source_20_Text"><text:span text:style-name="T1"><text:s text:c="4"/>/**</text:span></text:span></text:p>
      <text:p text:style-name="Preformatted_20_Text"><text:span text:style-name="Source_20_Text"><text:span text:style-name="T1"><text:s text:c="5"/>* Makes a defensive copy of the List and return it</text:span></text:span></text:p>
      <text:p text:style-name="Preformatted_20_Text"><text:span text:style-name="Source_20_Text"><text:span text:style-name="T1"><text:s text:c="5"/>* This way cannot modify the list itself</text:span></text:span></text:p>
      <text:p text:style-name="Preformatted_20_Text"><text:span text:style-name="Source_20_Text"><text:span text:style-name="T1"><text:s text:c="5"/>*</text:span></text:span></text:p>
      <text:p text:style-name="Preformatted_20_Text"><text:span text:style-name="Source_20_Text"><text:span text:style-name="T1"><text:s text:c="5"/>* @return List&lt;String&gt;</text:span></text:span></text:p>
      <text:p text:style-name="Preformatted_20_Text"><text:span text:style-name="Source_20_Text"><text:span text:style-name="T1"><text:s text:c="5"/>*/</text:span></text:span></text:p>
      <text:p text:style-name="Preformatted_20_Text"><text:span text:style-name="Source_20_Text"><text:span text:style-name="T1"><text:s text:c="4"/>public List&lt;String&gt; getList() {</text:span></text:span></text:p>
      <text:p text:style-name="Preformatted_20_Text"><text:span text:style-name="Source_20_Text"><text:span text:style-name="T1"><text:s text:c="8"/>return Collections.unmodifiableList(list);</text:span></text:span></text:p>
      <text:p text:style-name="Preformatted_20_Text"><text:span text:style-name="Source_20_Text"><text:span text:style-name="T1"><text:s text:c="4"/>}</text:span></text:span></text:p>
      <text:p text:style-name="P20"><text:span text:style-name="Source_20_Text"><text:span text:style-name="T1">}</text:span></text:span></text:p>
      <text:p text:style-name="P8">6. Потоки в Java</text:p>
      <text:p text:style-name="P13"/>
      <text:p text:style-name="P13">Основным средством для параллелизма является класс java.lang.Threads. Поток выполняет объект типа java.lang.Runnable.</text:p>
      <text:p text:style-name="P13"/>
      <text:p text:style-name="P13">Runnable - это интерфейс с определением метода run (). Этот метод вызывается объектом Thread и содержит работу, которая должна быть выполнена. Поэтому «Runnable» является задачей для выполнения. Поток - это работник, который выполняет эту задачу.</text:p>
      <text:p text:style-name="P13"/>
      <text:p text:style-name="P13">Следующее демонстрирует задачу (Runnable), которая считает сумму заданного диапазона чисел. Создайте новый Java-проект с именем de.vogella.concurrency.threads для примера кода этого раздела.</text:p>
      <text:p text:style-name="P13"/>
      <text:p text:style-name="P18"><text:span text:style-name="Source_20_Text"><text:span text:style-name="T1">package de.vogella.concurrency.threads;</text:span></text:span></text:p>
      <text:p text:style-name="Preformatted_20_Text"/>
      <text:p text:style-name="Preformatted_20_Text"><text:span text:style-name="Source_20_Text"><text:span text:style-name="T2">/**</text:span></text:span></text:p>
      <text:p text:style-name="Preformatted_20_Text"><text:span text:style-name="Source_20_Text"><text:span text:style-name="T2"><text:s/>* MyRunnable will count the sum of the number from 1 to the parameter</text:span></text:span></text:p>
      <text:p text:style-name="Preformatted_20_Text"><text:span text:style-name="Source_20_Text"><text:span text:style-name="T2"><text:s/>* countUntil and then write the result to the console.</text:span></text:span></text:p>
      <text:p text:style-name="Preformatted_20_Text"><text:span text:style-name="Source_20_Text"><text:span text:style-name="T2"><text:s/>* &lt;p&gt;</text:span></text:span></text:p>
      <text:p text:style-name="Preformatted_20_Text"><text:span text:style-name="Source_20_Text"><text:span text:style-name="T2"><text:s/>* MyRunnable is the task which will be performed</text:span></text:span></text:p>
      <text:p text:style-name="Preformatted_20_Text"><text:span text:style-name="Source_20_Text"><text:span text:style-name="T2"><text:s/>*</text:span></text:span></text:p>
      <text:p text:style-name="Preformatted_20_Text"><text:span text:style-name="Source_20_Text"><text:span text:style-name="T2"><text:s/>* @author Lars Vogel</text:span></text:span></text:p>
      <text:p text:style-name="Preformatted_20_Text"><text:span text:style-name="Source_20_Text"><text:span text:style-name="T2"><text:s/>*</text:span></text:span></text:p>
      <text:p text:style-name="Preformatted_20_Text"><text:span text:style-name="Source_20_Text"><text:span text:style-name="T2"><text:s/>*/</text:span></text:span></text:p>
      <text:p text:style-name="Preformatted_20_Text"><text:span text:style-name="Source_20_Text"><text:span text:style-name="T2">public class MyRunnable implements Runnable {</text:span></text:span></text:p>
      <text:p text:style-name="Preformatted_20_Text"><text:span text:style-name="Source_20_Text"><text:span text:style-name="T2"><text:s text:c="4"/>private final long countUntil;</text:span></text:span></text:p>
      <text:p text:style-name="P16"/>
      <text:p text:style-name="Preformatted_20_Text"><text:span text:style-name="Source_20_Text"><text:span text:style-name="T2"><text:s text:c="4"/>MyRunnable(long countUntil) {</text:span></text:span></text:p>
      <text:p text:style-name="Preformatted_20_Text"><text:span text:style-name="Source_20_Text"><text:span text:style-name="T2"><text:s text:c="8"/>this.countUntil = countUntil;</text:span></text:span></text:p>
      <text:p text:style-name="Preformatted_20_Text"><text:span text:style-name="Source_20_Text"><text:span text:style-name="T2"><text:s text:c="4"/>}</text:span></text:span></text:p>
      <text:p text:style-name="P16"/>
      <text:p text:style-name="Preformatted_20_Text"><text:span text:style-name="Source_20_Text"><text:span text:style-name="T2"><text:s text:c="4"/>@Override</text:span></text:span></text:p>
      <text:p text:style-name="Preformatted_20_Text"><text:span text:style-name="Source_20_Text"><text:span text:style-name="T2"><text:s text:c="4"/>public void run() {</text:span></text:span></text:p>
      <text:p text:style-name="Preformatted_20_Text"><text:soft-page-break/><text:span text:style-name="Source_20_Text"><text:span text:style-name="T2"><text:s text:c="8"/>long sum = 0;</text:span></text:span></text:p>
      <text:p text:style-name="Preformatted_20_Text"><text:span text:style-name="Source_20_Text"><text:span text:style-name="T2"><text:s text:c="8"/>for (long i = 1; i &lt; countUntil; i++) {</text:span></text:span></text:p>
      <text:p text:style-name="Preformatted_20_Text"><text:span text:style-name="Source_20_Text"><text:span text:style-name="T2"><text:s text:c="12"/>sum += i;</text:span></text:span></text:p>
      <text:p text:style-name="Preformatted_20_Text"><text:span text:style-name="Source_20_Text"><text:span text:style-name="T2"><text:s text:c="8"/>}</text:span></text:span></text:p>
      <text:p text:style-name="Preformatted_20_Text"><text:span text:style-name="Source_20_Text"><text:span text:style-name="T2"><text:s text:c="8"/>System.out.println(sum);</text:span></text:span></text:p>
      <text:p text:style-name="Preformatted_20_Text"><text:span text:style-name="Source_20_Text"><text:span text:style-name="T2"><text:s text:c="4"/>}</text:span></text:span></text:p>
      <text:p text:style-name="P20"><text:span text:style-name="Source_20_Text"><text:span text:style-name="T2">}</text:span></text:span></text:p>
      <text:p text:style-name="Text_20_body"><text:span text:style-name="T2">The following example demonstrate the usage of the </text:span><text:span text:style-name="Source_20_Text"><text:span text:style-name="T2">Thread</text:span></text:span><text:span text:style-name="T2"> and the </text:span><text:span text:style-name="Source_20_Text"><text:span text:style-name="T2">Runnable</text:span></text:span><text:span text:style-name="T2"> class.</text:span></text:p>
      <text:p text:style-name="Preformatted_20_Text"><text:span text:style-name="Source_20_Text"><text:span text:style-name="T2">package de.vogella.concurrency.threads;</text:span></text:span></text:p>
      <text:p text:style-name="P16"/>
      <text:p text:style-name="Preformatted_20_Text"><text:span text:style-name="Source_20_Text"><text:span text:style-name="T2">import java.util.ArrayList;</text:span></text:span></text:p>
      <text:p text:style-name="Preformatted_20_Text"><text:span text:style-name="Source_20_Text"><text:span text:style-name="T2">import java.util.List;</text:span></text:span></text:p>
      <text:p text:style-name="P16"/>
      <text:p text:style-name="Preformatted_20_Text"><text:span text:style-name="Source_20_Text"><text:span text:style-name="T2">public class Main {</text:span></text:span></text:p>
      <text:p text:style-name="P16"/>
      <text:p text:style-name="Preformatted_20_Text"><text:span text:style-name="Source_20_Text"><text:span text:style-name="T2"><text:s text:c="4"/>public static void main(String[] args) {</text:span></text:span></text:p>
      <text:p text:style-name="Preformatted_20_Text"><text:span text:style-name="Source_20_Text"><text:span text:style-name="T2"><text:s text:c="8"/>// We will store the threads so that we can check if they are done</text:span></text:span></text:p>
      <text:p text:style-name="Preformatted_20_Text"><text:span text:style-name="Source_20_Text"><text:span text:style-name="T2"><text:s text:c="8"/>List&lt;Thread&gt; threads = new ArrayList&lt;Thread&gt;();</text:span></text:span></text:p>
      <text:p text:style-name="Preformatted_20_Text"><text:span text:style-name="Source_20_Text"><text:span text:style-name="T2"><text:s text:c="8"/>// We will create 500 threads</text:span></text:span></text:p>
      <text:p text:style-name="Preformatted_20_Text"><text:span text:style-name="Source_20_Text"><text:span text:style-name="T2"><text:s text:c="8"/>for (int i = 0; i &lt; 500; i++) {</text:span></text:span></text:p>
      <text:p text:style-name="Preformatted_20_Text"><text:span text:style-name="Source_20_Text"><text:span text:style-name="T2"><text:s text:c="12"/>Runnable task = new MyRunnable(10000000L + i);</text:span></text:span></text:p>
      <text:p text:style-name="Preformatted_20_Text"><text:span text:style-name="Source_20_Text"><text:span text:style-name="T2"><text:s text:c="12"/>Thread worker = new Thread(task);</text:span></text:span></text:p>
      <text:p text:style-name="Preformatted_20_Text"><text:span text:style-name="Source_20_Text"><text:span text:style-name="T2"><text:s text:c="12"/>// We can set the name of the thread</text:span></text:span></text:p>
      <text:p text:style-name="Preformatted_20_Text"><text:span text:style-name="Source_20_Text"><text:span text:style-name="T2"><text:s text:c="12"/>worker.setName(String.valueOf(i));</text:span></text:span></text:p>
      <text:p text:style-name="Preformatted_20_Text"><text:span text:style-name="Source_20_Text"><text:span text:style-name="T2"><text:s text:c="12"/>// Start the thread, never call method run() direct</text:span></text:span></text:p>
      <text:p text:style-name="Preformatted_20_Text"><text:span text:style-name="Source_20_Text"><text:span text:style-name="T2"><text:s text:c="12"/>worker.start();</text:span></text:span></text:p>
      <text:p text:style-name="Preformatted_20_Text"><text:span text:style-name="Source_20_Text"><text:span text:style-name="T2"><text:s text:c="12"/>// Remember the thread for later usage</text:span></text:span></text:p>
      <text:p text:style-name="Preformatted_20_Text"><text:span text:style-name="Source_20_Text"><text:span text:style-name="T2"><text:s text:c="12"/>threads.add(worker);</text:span></text:span></text:p>
      <text:p text:style-name="Preformatted_20_Text"><text:span text:style-name="Source_20_Text"><text:span text:style-name="T2"><text:s text:c="8"/>}</text:span></text:span></text:p>
      <text:p text:style-name="Preformatted_20_Text"><text:span text:style-name="Source_20_Text"><text:span text:style-name="T2"><text:s text:c="8"/>int running = 0;</text:span></text:span></text:p>
      <text:p text:style-name="Preformatted_20_Text"><text:span text:style-name="Source_20_Text"><text:span text:style-name="T2"><text:s text:c="8"/>do {</text:span></text:span></text:p>
      <text:p text:style-name="Preformatted_20_Text"><text:span text:style-name="Source_20_Text"><text:span text:style-name="T2"><text:s text:c="12"/>running = 0;</text:span></text:span></text:p>
      <text:p text:style-name="Preformatted_20_Text"><text:span text:style-name="Source_20_Text"><text:span text:style-name="T2"><text:s text:c="12"/>for (Thread thread : threads) {</text:span></text:span></text:p>
      <text:p text:style-name="Preformatted_20_Text"><text:span text:style-name="Source_20_Text"><text:span text:style-name="T2"><text:s text:c="16"/>if (thread.isAlive()) {</text:span></text:span></text:p>
      <text:p text:style-name="Preformatted_20_Text"><text:span text:style-name="Source_20_Text"><text:span text:style-name="T2"><text:s text:c="20"/>running++;</text:span></text:span></text:p>
      <text:p text:style-name="Preformatted_20_Text"><text:span text:style-name="Source_20_Text"><text:span text:style-name="T2"><text:s text:c="16"/>}</text:span></text:span></text:p>
      <text:p text:style-name="Preformatted_20_Text"><text:span text:style-name="Source_20_Text"><text:span text:style-name="T2"><text:s text:c="12"/>}</text:span></text:span></text:p>
      <text:p text:style-name="Preformatted_20_Text"><text:span text:style-name="Source_20_Text"><text:span text:style-name="T2"><text:s text:c="12"/>System.out.println("We have " + running + " running threads. ");</text:span></text:span></text:p>
      <text:p text:style-name="Preformatted_20_Text"><text:span text:style-name="Source_20_Text"><text:span text:style-name="T2"><text:s text:c="8"/>} while (running &gt; 0);</text:span></text:span></text:p>
      <text:p text:style-name="P16"/>
      <text:p text:style-name="Preformatted_20_Text"><text:span text:style-name="Source_20_Text"><text:span text:style-name="T2"><text:s text:c="4"/>}</text:span></text:span></text:p>
      <text:p text:style-name="P20"><text:span text:style-name="Source_20_Text"><text:span text:style-name="T2">}</text:span></text:span></text:p>
      <text:p text:style-name="P13">Непосредственное использование класса Thread имеет следующие недостатки.</text:p>
      <text:p text:style-name="P13"/>
      <text:list xml:id="list3907843325" text:style-name="L3">
        <text:list-item>
          <text:p text:style-name="P26">Создание нового потока приводит к некоторому снижению производительности.</text:p>
        </text:list-item>
      </text:list>
      <text:p text:style-name="P13"/>
      <text:list xml:id="list83830873564266" text:continue-numbering="true" text:style-name="L3">
        <text:list-item>
          <text:p text:style-name="P26"><text:s text:c="5"/>Слишком большое количество потоков может привести к снижению производительности, поскольку ЦП должен переключаться между этими потоками.</text:p>
        </text:list-item>
      </text:list>
      <text:p text:style-name="P13"/>
      <text:p text:style-name="P13"><text:s text:c="5"/>Вы не можете легко контролировать количество потоков, поэтому вы можете столкнуться с ошибками нехватки памяти из-за слишком большого количества потоков.</text:p>
      <text:p text:style-name="P13"/>
      <text:p text:style-name="P13"><text:soft-page-break/>Пакет java.util.concurrent предлагает улучшенную поддержку параллелизма по сравнению с прямым использованием потоков. Этот пакет описан в следующем разделе.</text:p>
      <text:p text:style-name="P13"/>
      <text:p text:style-name="P8">7. Пулы потоков с Executor Framework</text:p>
      <text:p text:style-name="P8"/>
      <text:p text:style-name="P13">Вы найдете эти примеры в разделе исходного кода в проекте Java, который называется de.vogella.concurrency.threadpools.</text:p>
      <text:p text:style-name="P13"/>
      <text:p text:style-name="P13">Пулы потоков управляют пулом рабочих потоков. Пулы потоков содержат рабочую очередь, в которой хранятся задачи, ожидающие выполнения.</text:p>
      <text:p text:style-name="P13"/>
      <text:p text:style-name="P13">Пул потоков можно описать как коллекцию объектов Runnable.</text:p>
      <text:p text:style-name="P13"/>
      <text:p text:style-name="P13">(рабочая очередь) и соединения запущенных потоков. Эти потоки постоянно работают и проверяют рабочий запрос на наличие новой работы. Если есть новая работа, которую они должны выполнить, они выполняют этот Runnable. Сам класс Thread предоставляет метод, например, выполнить (Runnable r), чтобы добавить новый объект Runnable в рабочую очередь.</text:p>
      <text:p text:style-name="P13"/>
      <text:p text:style-name="P13">Платформа Executor предоставляет пример реализации интерфейса java.util.concurrent.Executor, например, Executors.newFixedThreadPool (int n), который создаст n рабочих потоков. ExecutorService добавляет методы жизненного цикла к Executor, что позволяет завершить работу Executor и ожидать завершения.</text:p>
      <text:p text:style-name="P13">Если вы хотите использовать один пул потоков с одним потоком, который выполняет несколько исполняемых файлов, вы можете использовать метод Executors.newSingleThreadExecutor ().</text:p>
      <text:p text:style-name="P13"/>
      <text:p text:style-name="P13">Создайте снова Runnable.</text:p>
      <text:p text:style-name="P13"/>
      <text:p text:style-name="P18"><text:span text:style-name="Source_20_Text"><text:span text:style-name="T3">package de.vogella.concurrency.threadpools;</text:span></text:span></text:p>
      <text:p text:style-name="Preformatted_20_Text"><text:span text:style-name="Source_20_Text"><text:span text:style-name="T3">/**</text:span></text:span></text:p>
      <text:p text:style-name="Preformatted_20_Text"><text:span text:style-name="Source_20_Text"><text:span text:style-name="T3"><text:s/>* MyRunnable will count the sum of the number from 1 to the parameter</text:span></text:span></text:p>
      <text:p text:style-name="Preformatted_20_Text"><text:span text:style-name="Source_20_Text"><text:span text:style-name="T3"><text:s/>* countUntil and then write the result to the console.</text:span></text:span></text:p>
      <text:p text:style-name="Preformatted_20_Text"><text:span text:style-name="Source_20_Text"><text:span text:style-name="T3"><text:s/>* &lt;p&gt;</text:span></text:span></text:p>
      <text:p text:style-name="Preformatted_20_Text"><text:span text:style-name="Source_20_Text"><text:span text:style-name="T3"><text:s/>* MyRunnable is the task which will be performed</text:span></text:span></text:p>
      <text:p text:style-name="Preformatted_20_Text"><text:span text:style-name="Source_20_Text"><text:span text:style-name="T3"><text:s/>*</text:span></text:span></text:p>
      <text:p text:style-name="Preformatted_20_Text"><text:span text:style-name="Source_20_Text"><text:span text:style-name="T3"><text:s/>* @author Lars Vogel</text:span></text:span></text:p>
      <text:p text:style-name="Preformatted_20_Text"><text:span text:style-name="Source_20_Text"><text:span text:style-name="T3"><text:s/>*</text:span></text:span></text:p>
      <text:p text:style-name="Preformatted_20_Text"><text:span text:style-name="Source_20_Text"><text:span text:style-name="T3"><text:s/>*/</text:span></text:span></text:p>
      <text:p text:style-name="Preformatted_20_Text"><text:span text:style-name="Source_20_Text"><text:span text:style-name="T3">public class MyRunnable implements Runnable {</text:span></text:span></text:p>
      <text:p text:style-name="Preformatted_20_Text"><text:span text:style-name="Source_20_Text"><text:span text:style-name="T3"><text:s text:c="4"/>private final long countUntil;</text:span></text:span></text:p>
      <text:p text:style-name="P17"/>
      <text:p text:style-name="Preformatted_20_Text"><text:span text:style-name="Source_20_Text"><text:span text:style-name="T3"><text:s text:c="4"/>MyRunnable(long countUntil) {</text:span></text:span></text:p>
      <text:p text:style-name="Preformatted_20_Text"><text:span text:style-name="Source_20_Text"><text:span text:style-name="T3"><text:s text:c="8"/>this.countUntil = countUntil;</text:span></text:span></text:p>
      <text:p text:style-name="Preformatted_20_Text"><text:span text:style-name="Source_20_Text"><text:span text:style-name="T3"><text:s text:c="4"/>}</text:span></text:span></text:p>
      <text:p text:style-name="P17"/>
      <text:p text:style-name="Preformatted_20_Text"><text:span text:style-name="Source_20_Text"><text:span text:style-name="T3"><text:s text:c="4"/>@Override</text:span></text:span></text:p>
      <text:p text:style-name="Preformatted_20_Text"><text:span text:style-name="Source_20_Text"><text:span text:style-name="T3"><text:s text:c="4"/>public void run() {</text:span></text:span></text:p>
      <text:p text:style-name="Preformatted_20_Text"><text:span text:style-name="Source_20_Text"><text:span text:style-name="T3"><text:s text:c="8"/>long sum = 0;</text:span></text:span></text:p>
      <text:p text:style-name="Preformatted_20_Text"><text:span text:style-name="Source_20_Text"><text:span text:style-name="T3"><text:s text:c="8"/>for (long i = 1; i &lt; countUntil; i++) {</text:span></text:span></text:p>
      <text:p text:style-name="Preformatted_20_Text"><text:span text:style-name="Source_20_Text"><text:span text:style-name="T3"><text:s text:c="12"/>sum += i;</text:span></text:span></text:p>
      <text:p text:style-name="Preformatted_20_Text"><text:span text:style-name="Source_20_Text"><text:span text:style-name="T3"><text:s text:c="8"/>}</text:span></text:span></text:p>
      <text:p text:style-name="Preformatted_20_Text"><text:span text:style-name="Source_20_Text"><text:span text:style-name="T3"><text:s text:c="8"/>System.out.println(sum);</text:span></text:span></text:p>
      <text:p text:style-name="Preformatted_20_Text"><text:span text:style-name="Source_20_Text"><text:span text:style-name="T3"><text:s text:c="4"/>}</text:span></text:span></text:p>
      <text:p text:style-name="P20"><text:span text:style-name="Source_20_Text"><text:span text:style-name="T3">}</text:span></text:span></text:p>
      <text:p text:style-name="Text_20_body"><text:soft-page-break/>Now you run your runnables with the executor framework.</text:p>
      <text:p text:style-name="Preformatted_20_Text"><text:span text:style-name="Source_20_Text"><text:span text:style-name="T3">package de.vogella.concurrency.threadpools;</text:span></text:span></text:p>
      <text:p text:style-name="P17"/>
      <text:p text:style-name="Preformatted_20_Text"><text:span text:style-name="Source_20_Text"><text:span text:style-name="T3">import java.util.concurrent.ExecutorService;</text:span></text:span></text:p>
      <text:p text:style-name="Preformatted_20_Text"><text:span text:style-name="Source_20_Text"><text:span text:style-name="T3">import java.util.concurrent.Executors;</text:span></text:span></text:p>
      <text:p text:style-name="P17"/>
      <text:p text:style-name="Preformatted_20_Text"><text:span text:style-name="Source_20_Text"><text:span text:style-name="T3">public class Main {</text:span></text:span></text:p>
      <text:p text:style-name="Preformatted_20_Text"><text:span text:style-name="Source_20_Text"><text:span text:style-name="T3"><text:s text:c="4"/>private static final int NTHREDS = 10;</text:span></text:span></text:p>
      <text:p text:style-name="P17"/>
      <text:p text:style-name="Preformatted_20_Text"><text:span text:style-name="Source_20_Text"><text:span text:style-name="T3"><text:s text:c="4"/>public static void main(String[] args) {</text:span></text:span></text:p>
      <text:p text:style-name="Preformatted_20_Text"><text:span text:style-name="Source_20_Text"><text:span text:style-name="T3"><text:s text:c="8"/>ExecutorService executor = Executors.newFixedThreadPool(NTHREDS);</text:span></text:span></text:p>
      <text:p text:style-name="Preformatted_20_Text"><text:span text:style-name="Source_20_Text"><text:span text:style-name="T3"><text:s text:c="8"/>for (int i = 0; i &lt; 500; i++) {</text:span></text:span></text:p>
      <text:p text:style-name="Preformatted_20_Text"><text:span text:style-name="Source_20_Text"><text:span text:style-name="T3"><text:s text:c="12"/>Runnable worker = new MyRunnable(10000000L + i);</text:span></text:span></text:p>
      <text:p text:style-name="Preformatted_20_Text"><text:span text:style-name="Source_20_Text"><text:span text:style-name="T3"><text:s text:c="12"/>executor.execute(worker);</text:span></text:span></text:p>
      <text:p text:style-name="Preformatted_20_Text"><text:span text:style-name="Source_20_Text"><text:span text:style-name="T3"><text:s text:c="8"/>}</text:span></text:span></text:p>
      <text:p text:style-name="Preformatted_20_Text"><text:span text:style-name="Source_20_Text"><text:span text:style-name="T3"><text:s text:c="8"/>// This will make the executor accept no new threads</text:span></text:span></text:p>
      <text:p text:style-name="Preformatted_20_Text"><text:span text:style-name="Source_20_Text"><text:span text:style-name="T3"><text:s text:c="8"/>// and finish all existing threads in the queue</text:span></text:span></text:p>
      <text:p text:style-name="Preformatted_20_Text"><text:span text:style-name="Source_20_Text"><text:span text:style-name="T3"><text:s text:c="8"/>executor.shutdown();</text:span></text:span></text:p>
      <text:p text:style-name="Preformatted_20_Text"><text:span text:style-name="Source_20_Text"><text:span text:style-name="T3"><text:s text:c="8"/>// Wait until all threads are finish</text:span></text:span></text:p>
      <text:p text:style-name="Preformatted_20_Text"><text:span text:style-name="Source_20_Text"><text:span text:style-name="T3"><text:s text:c="8"/>executor.awaitTermination();</text:span></text:span></text:p>
      <text:p text:style-name="Preformatted_20_Text"><text:span text:style-name="Source_20_Text"><text:span text:style-name="T3"><text:s text:c="8"/>System.out.println("Finished all threads");</text:span></text:span></text:p>
      <text:p text:style-name="Preformatted_20_Text"><text:span text:style-name="Source_20_Text"><text:span text:style-name="T3"><text:s text:c="4"/>}</text:span></text:span></text:p>
      <text:p text:style-name="P20"><text:span text:style-name="Source_20_Text"><text:span text:style-name="T3">}</text:span></text:span></text:p>
      <text:p text:style-name="P20"><text:span text:style-name="Source_20_Text"><text:span text:style-name="T3"/></text:span></text:p>
      <text:p text:style-name="P21"><text:span text:style-name="Source_20_Text"><text:span text:style-name="T13">8. Futures и Callables</text:span></text:span></text:p>
      <text:p text:style-name="P21"><text:span text:style-name="Source_20_Text"><text:span text:style-name="T15">8.1. Futures и Callables</text:span></text:span></text:p>
      <text:p text:style-name="P21"><text:span text:style-name="Source_20_Text"><text:span text:style-name="T11">Среда executor, представленная в последней главе, использует объекты Runnable. К сожалению, Runnable не может вернуть результат вызывающей стороне.</text:span></text:span></text:p>
      <text:p text:style-name="P21"><text:span text:style-name="Source_20_Text"><text:span text:style-name="T11">Если вы ожидаете, что ваши потоки вернут вычисленный результат, вы можете использовать java.util.concurrent.Callable. Объект Callable позволяет возвращать значения после завершения.</text:span></text:span></text:p>
      <text:p text:style-name="P21"><text:span text:style-name="Source_20_Text"><text:span text:style-name="T11">Объект Callable использует обобщенные значения для определения типа возвращаемого объекта.</text:span></text:span></text:p>
      <text:p text:style-name="P21"><text:span text:style-name="Source_20_Text"><text:span text:style-name="T11">Если вы передаете объект Callable исполнителю, платформа возвращает объект типа java.util.concurrent.Future. В будущем будут представлены методы, позволяющие клиенту отслеживать ход выполнения задачи другим потоком. Следовательно, объект Future может использоваться для проверки статуса вызываемого объекта. Он также может быть использован для получения результата из Callable.</text:span></text:span></text:p>
      <text:p text:style-name="P21"><text:span text:style-name="Source_20_Text"><text:span text:style-name="T11">На Executor вы можете использовать метод submit, чтобы отправить Callable и получить будущее. Чтобы получить результат будущего, используйте метод get ().</text:span></text:span></text:p>
      <text:p text:style-name="P21"><text:span text:style-name="Source_20_Text"><text:span text:style-name="T11"/></text:span></text:p>
      <text:p text:style-name="P21"><text:span text:style-name="Source_20_Text"><text:span text:style-name="T11"/></text:span></text:p>
      <text:p text:style-name="P21"><text:span text:style-name="Source_20_Text"><text:span text:style-name="T11"/></text:span></text:p>
      <text:p text:style-name="P21"><text:soft-page-break/><text:span text:style-name="Source_20_Text"><text:span text:style-name="T11">package de.vogella.concurrency.callables;</text:span></text:span></text:p>
      <text:p text:style-name="Preformatted_20_Text"><text:span text:style-name="Source_20_Text">import java.util.concurrent.Callable;</text:span></text:p>
      <text:p text:style-name="Preformatted_20_Text"/>
      <text:p text:style-name="Preformatted_20_Text"><text:span text:style-name="Source_20_Text">public class MyCallable implements Callable&lt;Long&gt; {</text:span></text:p>
      <text:p text:style-name="Preformatted_20_Text"><text:span text:style-name="Source_20_Text"><text:s text:c="4"/>@Override</text:span></text:p>
      <text:p text:style-name="Preformatted_20_Text"><text:span text:style-name="Source_20_Text"><text:s text:c="4"/>public Long call() throws Exception {</text:span></text:p>
      <text:p text:style-name="Preformatted_20_Text"><text:span text:style-name="Source_20_Text"><text:s text:c="8"/>long sum = 0;</text:span></text:p>
      <text:p text:style-name="Preformatted_20_Text"><text:span text:style-name="Source_20_Text"><text:s text:c="8"/>for (long i = 0; i &lt;= 100; i++) {</text:span></text:p>
      <text:p text:style-name="Preformatted_20_Text"><text:span text:style-name="Source_20_Text"><text:s text:c="12"/>sum += i;</text:span></text:p>
      <text:p text:style-name="Preformatted_20_Text"><text:span text:style-name="Source_20_Text"><text:s text:c="8"/>}</text:span></text:p>
      <text:p text:style-name="Preformatted_20_Text"><text:span text:style-name="Source_20_Text"><text:s text:c="8"/>return sum;</text:span></text:p>
      <text:p text:style-name="Preformatted_20_Text"><text:span text:style-name="Source_20_Text"><text:s text:c="4"/>}</text:span></text:p>
      <text:p text:style-name="P20"><text:span text:style-name="Source_20_Text">}</text:span></text:p>
      <text:p text:style-name="Preformatted_20_Text"><text:span text:style-name="Source_20_Text">package de.vogella.concurrency.callables;</text:span></text:p>
      <text:p text:style-name="Preformatted_20_Text"/>
      <text:p text:style-name="Preformatted_20_Text"><text:span text:style-name="Source_20_Text">import java.util.ArrayList;</text:span></text:p>
      <text:p text:style-name="Preformatted_20_Text"><text:span text:style-name="Source_20_Text">import java.util.List;</text:span></text:p>
      <text:p text:style-name="Preformatted_20_Text"><text:span text:style-name="Source_20_Text">import java.util.concurrent.Callable;</text:span></text:p>
      <text:p text:style-name="Preformatted_20_Text"><text:span text:style-name="Source_20_Text">import java.util.concurrent.ExecutionException;</text:span></text:p>
      <text:p text:style-name="Preformatted_20_Text"><text:span text:style-name="Source_20_Text">import java.util.concurrent.ExecutorService;</text:span></text:p>
      <text:p text:style-name="Preformatted_20_Text"><text:span text:style-name="Source_20_Text">import java.util.concurrent.Executors;</text:span></text:p>
      <text:p text:style-name="Preformatted_20_Text"><text:span text:style-name="Source_20_Text">import java.util.concurrent.Future;</text:span></text:p>
      <text:p text:style-name="Preformatted_20_Text"/>
      <text:p text:style-name="Preformatted_20_Text"><text:span text:style-name="Source_20_Text">public class CallableFutures {</text:span></text:p>
      <text:p text:style-name="Preformatted_20_Text"><text:span text:style-name="Source_20_Text"><text:s text:c="4"/>private static final int NTHREDS = 10;</text:span></text:p>
      <text:p text:style-name="Preformatted_20_Text"/>
      <text:p text:style-name="Preformatted_20_Text"><text:span text:style-name="Source_20_Text"><text:s text:c="4"/>public static void main(String[] args) {</text:span></text:p>
      <text:p text:style-name="Preformatted_20_Text"/>
      <text:p text:style-name="Preformatted_20_Text"><text:span text:style-name="Source_20_Text"><text:s text:c="8"/>ExecutorService executor = Executors.newFixedThreadPool(NTHREDS);</text:span></text:p>
      <text:p text:style-name="Preformatted_20_Text"><text:span text:style-name="Source_20_Text"><text:s text:c="8"/>List&lt;Future&lt;Long&gt;&gt; list = new ArrayList&lt;Future&lt;Long&gt;&gt;();</text:span></text:p>
      <text:p text:style-name="Preformatted_20_Text"><text:span text:style-name="Source_20_Text"><text:s text:c="8"/>for (int i = 0; i &lt; 20000; i++) {</text:span></text:p>
      <text:p text:style-name="Preformatted_20_Text"><text:span text:style-name="Source_20_Text"><text:s text:c="12"/>Callable&lt;Long&gt; worker = new MyCallable();</text:span></text:p>
      <text:p text:style-name="Preformatted_20_Text"><text:span text:style-name="Source_20_Text"><text:s text:c="12"/>Future&lt;Long&gt; submit = executor.submit(worker);</text:span></text:p>
      <text:p text:style-name="Preformatted_20_Text"><text:span text:style-name="Source_20_Text"><text:s text:c="12"/>list.add(submit);</text:span></text:p>
      <text:p text:style-name="Preformatted_20_Text"><text:span text:style-name="Source_20_Text"><text:s text:c="8"/>}</text:span></text:p>
      <text:p text:style-name="Preformatted_20_Text"><text:span text:style-name="Source_20_Text"><text:s text:c="8"/>long sum = 0;</text:span></text:p>
      <text:p text:style-name="Preformatted_20_Text"><text:span text:style-name="Source_20_Text"><text:s text:c="8"/>System.out.println(list.size());</text:span></text:p>
      <text:p text:style-name="Preformatted_20_Text"><text:span text:style-name="Source_20_Text"><text:s text:c="8"/>// now retrieve the result</text:span></text:p>
      <text:p text:style-name="Preformatted_20_Text"><text:span text:style-name="Source_20_Text"><text:s text:c="8"/>for (Future&lt;Long&gt; future : list) {</text:span></text:p>
      <text:p text:style-name="Preformatted_20_Text"><text:span text:style-name="Source_20_Text"><text:s text:c="12"/>try {</text:span></text:p>
      <text:p text:style-name="Preformatted_20_Text"><text:span text:style-name="Source_20_Text"><text:s text:c="16"/>sum += future.get();</text:span></text:p>
      <text:p text:style-name="Preformatted_20_Text"><text:span text:style-name="Source_20_Text"><text:s text:c="12"/>} catch (InterruptedException e) {</text:span></text:p>
      <text:p text:style-name="Preformatted_20_Text"><text:span text:style-name="Source_20_Text"><text:s text:c="16"/>e.printStackTrace();</text:span></text:p>
      <text:p text:style-name="Preformatted_20_Text"><text:span text:style-name="Source_20_Text"><text:s text:c="12"/>} catch (ExecutionException e) {</text:span></text:p>
      <text:p text:style-name="Preformatted_20_Text"><text:span text:style-name="Source_20_Text"><text:s text:c="16"/>e.printStackTrace();</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System.out.println(sum);</text:span></text:p>
      <text:p text:style-name="Preformatted_20_Text"><text:span text:style-name="Source_20_Text"><text:s text:c="8"/>executor.shutdown();</text:span></text:p>
      <text:p text:style-name="Preformatted_20_Text"><text:span text:style-name="Source_20_Text"><text:s text:c="4"/>}</text:span></text:p>
      <text:p text:style-name="P20"><text:span text:style-name="Source_20_Text">}</text:span></text:p>
      <text:p text:style-name="P21"><text:span text:style-name="Source_20_Text"><text:span text:style-name="T11"/></text:span></text:p>
      <text:p text:style-name="P21"><text:span text:style-name="Source_20_Text"><text:span text:style-name="T11"/></text:span></text:p>
      <text:p text:style-name="P21"><text:soft-page-break/><text:span text:style-name="Source_20_Text"><text:span text:style-name="T16">8.2. Недостатки с </text:span></text:span><text:span text:style-name="Source_20_Text"><text:span text:style-name="T17">Futures</text:span></text:span><text:span text:style-name="Source_20_Text"><text:span text:style-name="T16"> и Callables</text:span></text:span></text:p>
      <text:p text:style-name="P21"><text:span text:style-name="Source_20_Text"><text:span text:style-name="T11">Интерфейс Future ограничен как модель асинхронно выполняемых задач. Future позволяет клиенту запрашивать вызываемую задачу для ее результата. Он не предоставляет возможность зарегистрировать метод обратного вызова. Метод обратного вызова позволит вам получить обратный вызов после выполнения задачи. В Java 5 вы могли бы использовать ExecutorCompletionService для этой цели, но в Java 8 вы можете использовать интерфейс CompletableFuture, который позволяет предоставлять интерфейс обратного вызова, который вызывается после завершения задачи.</text:span></text:span></text:p>
      <text:p text:style-name="P21"><text:span text:style-name="Source_20_Text"><text:span text:style-name="T11"/></text:span></text:p>
      <text:p text:style-name="P21"><text:span text:style-name="Source_20_Text"><text:span text:style-name="T13">9. </text:span></text:span><text:span text:style-name="Source_20_Text"><text:span text:style-name="T14">CompleatableFuture</text:span></text:span></text:p>
      <text:p text:style-name="P21"><text:span text:style-name="Source_20_Text"><text:span text:style-name="T11">Обработка асинхронных задач важна для любого приложения, которое выполняет трудоемкие операции, такие как операции ввода-вывода. Для Java-приложения доступны два основных подхода к обработке асинхронных задач:</text:span></text:span></text:p>
      <text:list xml:id="list3520894598" text:style-name="L4">
        <text:list-item>
          <text:p text:style-name="P27"><text:span text:style-name="Source_20_Text"><text:span text:style-name="T11">логические блоки приложения до завершения задачи</text:span></text:span></text:p>
        </text:list-item>
        <text:list-item>
          <text:p text:style-name="P27"><text:span text:style-name="Source_20_Text"><text:span text:style-name="T11">логика приложения вызывается после завершения задачи, это называется неблокирующим подходом.</text:span></text:span></text:p>
        </text:list-item>
      </text:list>
      <text:p text:style-name="P21"><text:span text:style-name="Source_20_Text"><text:span text:style-name="T11">CompletableFuture расширяет функциональные возможности интерфейса Future для асинхронных вызовов. Он также реализует интерфейс CompletionStage. CompletionStage предлагает методы, которые позволяют вам добавлять обратные вызовы, которые будут выполнены по завершении.</text:span></text:span></text:p>
      <text:p text:style-name="P21"><text:span text:style-name="Source_20_Text"><text:span text:style-name="T11">Он добавляет стандартные методы выполнения кода приложения по завершении задачи, включая различные способы объединения задач. CompletableFuture поддерживает блокирующий и неблокирующий подходы, включая регулярные обратные вызовы.</text:span></text:span></text:p>
      <text:p text:style-name="P21"><text:span text:style-name="Source_20_Text"><text:span text:style-name="T11">Этот обратный вызов может быть выполнен в другом потоке как поток, в котором выполняется CompletableFuture.</text:span></text:span></text:p>
      <text:p text:style-name="P21"><text:span text:style-name="Source_20_Text"><text:span text:style-name="T11">В следующем примере показано, как создать базовое CompletableFuture.</text:span></text:span></text:p>
      <text:p text:style-name="P21"><text:span text:style-name="Source_20_Text"><text:span text:style-name="T9">CompletableFuture.supplyAsync(this::doSomething);</text:span></text:span></text:p>
      <text:p text:style-name="P22"><text:span text:style-name="Source_20_Text"><text:span text:style-name="T10">CompletableFuture.supplyAsync выполняет задачу асинхронно в пуле потоков Java по умолчанию. У него есть возможность предоставить вашего собственного исполнителя для определения ThreadPool.</text:span></text:span></text:p>
      <text:p text:style-name="P21"><text:span text:style-name="Source_20_Text"><text:span text:style-name="T18">import java.util.concurrent.CompletableFuture;</text:span></text:span></text:p>
      <text:p text:style-name="Preformatted_20_Text"><text:span text:style-name="Source_20_Text"><text:span text:style-name="T19">import java.util.concurrent.ExecutionException;</text:span></text:span></text:p>
      <text:p text:style-name="P19"/>
      <text:p text:style-name="Preformatted_20_Text"><text:span text:style-name="Source_20_Text"><text:span text:style-name="T19">public class CompletableFutureSimpleSnippet {</text:span></text:span></text:p>
      <text:p text:style-name="Preformatted_20_Text"><text:span text:style-name="Source_20_Text"><text:span text:style-name="T19"><text:s text:c="4"/>public static void main(String[] args) {</text:span></text:span></text:p>
      <text:p text:style-name="Preformatted_20_Text"><text:span text:style-name="Source_20_Text"><text:span text:style-name="T19"><text:s text:c="8"/>long started = System.currentTimeMillis();</text:span></text:span></text:p>
      <text:p text:style-name="P19"/>
      <text:p text:style-name="Preformatted_20_Text"><text:span text:style-name="Source_20_Text"><text:span text:style-name="T19"><text:s text:c="8"/>// configure CompletableFuture</text:span></text:span></text:p>
      <text:p text:style-name="Preformatted_20_Text"><text:span text:style-name="Source_20_Text"><text:span text:style-name="T19"><text:s text:c="8"/>CompletableFuture&lt;Integer&gt; futureCount = createCompletableFuture();</text:span></text:span></text:p>
      <text:p text:style-name="P19"/>
      <text:p text:style-name="Preformatted_20_Text"><text:span text:style-name="Source_20_Text"><text:span text:style-name="T19"><text:s text:c="12"/>// continue to do other work</text:span></text:span></text:p>
      <text:p text:style-name="Preformatted_20_Text"><text:span text:style-name="Source_20_Text"><text:span text:style-name="T19"><text:s text:c="12"/>System.out.println("Took " + (started - System.currentTimeMillis()) + " milliseconds" );</text:span></text:span></text:p>
      <text:p text:style-name="P19"><text:soft-page-break/></text:p>
      <text:p text:style-name="Preformatted_20_Text"><text:span text:style-name="Source_20_Text"><text:span text:style-name="T19"><text:s text:c="12"/>// now its time to get the result</text:span></text:span></text:p>
      <text:p text:style-name="Preformatted_20_Text"><text:span text:style-name="Source_20_Text"><text:span text:style-name="T19"><text:s text:c="12"/>try {</text:span></text:span></text:p>
      <text:p text:style-name="Preformatted_20_Text"><text:span text:style-name="Source_20_Text"><text:span text:style-name="T19"><text:s text:c="14"/>int count = futureCount.get();</text:span></text:span></text:p>
      <text:p text:style-name="Preformatted_20_Text"><text:span text:style-name="Source_20_Text"><text:span text:style-name="T19"><text:s text:c="16"/>System.out.println("CompletableFuture took " + (started - System.currentTimeMillis()) + " milliseconds" );</text:span></text:span></text:p>
      <text:p text:style-name="P19"/>
      <text:p text:style-name="Preformatted_20_Text"><text:span text:style-name="Source_20_Text"><text:span text:style-name="T19"><text:s text:c="15"/>System.out.println("Result " + count);</text:span></text:span></text:p>
      <text:p text:style-name="Preformatted_20_Text"><text:span text:style-name="Source_20_Text"><text:span text:style-name="T19"><text:s text:c="13"/>} catch (InterruptedException | ExecutionException ex) {</text:span></text:span></text:p>
      <text:p text:style-name="Preformatted_20_Text"><text:span text:style-name="Source_20_Text"><text:span text:style-name="T19"><text:s text:c="16"/>// Exceptions from the future should be handled here</text:span></text:span></text:p>
      <text:p text:style-name="Preformatted_20_Text"><text:span text:style-name="Source_20_Text"><text:span text:style-name="T19"><text:s text:c="12"/>}</text:span></text:span></text:p>
      <text:p text:style-name="Preformatted_20_Text"><text:span text:style-name="Source_20_Text"><text:span text:style-name="T19"><text:s text:c="4"/>}</text:span></text:span></text:p>
      <text:p text:style-name="P19"/>
      <text:p text:style-name="Preformatted_20_Text"><text:span text:style-name="Source_20_Text"><text:span text:style-name="T19"><text:s text:c="4"/>private static CompletableFuture&lt;Integer&gt; createCompletableFuture() {</text:span></text:span></text:p>
      <text:p text:style-name="Preformatted_20_Text"><text:span text:style-name="Source_20_Text"><text:span text:style-name="T19"><text:s text:c="8"/>CompletableFuture&lt;Integer&gt; futureCount = CompletableFuture.supplyAsync(</text:span></text:span></text:p>
      <text:p text:style-name="Preformatted_20_Text"><text:span text:style-name="Source_20_Text"><text:span text:style-name="T19"><text:s text:c="16"/>() -&gt; {</text:span></text:span></text:p>
      <text:p text:style-name="Preformatted_20_Text"><text:span text:style-name="Source_20_Text"><text:span text:style-name="T19"><text:s text:c="20"/>try {</text:span></text:span></text:p>
      <text:p text:style-name="Preformatted_20_Text"><text:span text:style-name="Source_20_Text"><text:span text:style-name="T19"><text:s text:c="24"/>// simulate long running task</text:span></text:span></text:p>
      <text:p text:style-name="Preformatted_20_Text"><text:span text:style-name="Source_20_Text"><text:span text:style-name="T19"><text:s text:c="24"/>Thread.sleep(5000);</text:span></text:span></text:p>
      <text:p text:style-name="Preformatted_20_Text"><text:span text:style-name="Source_20_Text"><text:span text:style-name="T19"><text:s text:c="20"/>} catch (InterruptedException e) { }</text:span></text:span></text:p>
      <text:p text:style-name="Preformatted_20_Text"><text:span text:style-name="Source_20_Text"><text:span text:style-name="T19"><text:s text:c="20"/>return 20;</text:span></text:span></text:p>
      <text:p text:style-name="Preformatted_20_Text"><text:span text:style-name="Source_20_Text"><text:span text:style-name="T19"><text:s text:c="16"/>});</text:span></text:span></text:p>
      <text:p text:style-name="Preformatted_20_Text"><text:span text:style-name="Source_20_Text"><text:span text:style-name="T19"><text:s text:c="8"/>return futureCount;</text:span></text:span></text:p>
      <text:p text:style-name="Preformatted_20_Text"><text:span text:style-name="Source_20_Text"><text:span text:style-name="T19"><text:s text:c="4"/>}</text:span></text:span></text:p>
      <text:p text:style-name="P19"/>
      <text:p text:style-name="P20"><text:span text:style-name="Source_20_Text"><text:span text:style-name="T19">}</text:span></text:span></text:p>
      <text:p text:style-name="P21"><text:span text:style-name="Source_20_Text"><text:span text:style-name="T13">10. Неблокирующие алгоритмы</text:span></text:span></text:p>
      <text:p text:style-name="P21"><text:span text:style-name="Source_20_Text"><text:span text:style-name="T11">Java 5.0 предоставляет поддержку для дополнительных атомарных операций. Это позволяет разработать алгоритм, который является неблокирующим алгоритмом, например, которые не требуют синхронизации, но основаны на низкоуровневых элементарных аппаратных примитивах, таких как сравнение и замена (CAS). Операция сравнения и обмена проверяет, имеет ли переменная определенное значение, и если она имеет это значение, она выполнит эту операцию.</text:span></text:span></text:p>
      <text:p text:style-name="P21"><text:span text:style-name="Source_20_Text"><text:span text:style-name="T11">Неблокирующие алгоритмы, как правило, быстрее, чем блокирующие алгоритмы, поскольку синхронизация потоков проявляется на более тонком уровне (аппаратное обеспечение).</text:span></text:span></text:p>
      <text:p text:style-name="P21"><text:span text:style-name="Source_20_Text"><text:span text:style-name="T11">Например, это создало неблокирующий счетчик, который всегда увеличивается. Этот пример содержится в проекте под названием de.vogella.concurrency.nonblocking.counter.</text:span></text:span></text:p>
      <text:p text:style-name="P21"><text:span text:style-name="Source_20_Text"><text:span text:style-name="T11">package de.vogella.concurrency.nonblocking.counter;</text:span></text:span></text:p>
      <text:p text:style-name="Preformatted_20_Text"><text:span text:style-name="Source_20_Text">import java.util.concurrent.atomic.AtomicInteger;</text:span></text:p>
      <text:p text:style-name="Preformatted_20_Text"/>
      <text:p text:style-name="Preformatted_20_Text"><text:span text:style-name="Source_20_Text">public class Counter {</text:span></text:p>
      <text:p text:style-name="Preformatted_20_Text"><text:span text:style-name="Source_20_Text"><text:s text:c="4"/>private AtomicInteger value = new AtomicInteger();</text:span></text:p>
      <text:p text:style-name="Preformatted_20_Text"><text:span text:style-name="Source_20_Text"><text:s text:c="4"/>public int getValue(){</text:span></text:p>
      <text:p text:style-name="Preformatted_20_Text"><text:span text:style-name="Source_20_Text"><text:s text:c="8"/>return value.get();</text:span></text:p>
      <text:p text:style-name="Preformatted_20_Text"><text:span text:style-name="Source_20_Text"><text:s text:c="4"/>}</text:span></text:p>
      <text:p text:style-name="Preformatted_20_Text"><text:span text:style-name="Source_20_Text"><text:s text:c="4"/>public int increment(){</text:span></text:p>
      <text:p text:style-name="Preformatted_20_Text"><text:span text:style-name="Source_20_Text"><text:s text:c="8"/>return value.incrementAndGet();</text:span></text:p>
      <text:p text:style-name="Preformatted_20_Text"><text:span text:style-name="Source_20_Text"><text:s text:c="4"/>}</text:span></text:p>
      <text:p text:style-name="Preformatted_20_Text"/>
      <text:p text:style-name="Preformatted_20_Text"><text:span text:style-name="Source_20_Text"><text:s text:c="4"/>// Alternative implementation as increment but just make the</text:span></text:p>
      <text:p text:style-name="Preformatted_20_Text"><text:span text:style-name="Source_20_Text"><text:s text:c="4"/>// implementation explicit</text:span></text:p>
      <text:p text:style-name="Preformatted_20_Text"><text:span text:style-name="Source_20_Text"><text:s text:c="4"/>public int incrementLongVersion(){</text:span></text:p>
      <text:p text:style-name="Preformatted_20_Text"><text:span text:style-name="Source_20_Text"><text:s text:c="8"/>int oldValue = value.get();</text:span></text:p>
      <text:p text:style-name="Preformatted_20_Text"><text:soft-page-break/><text:span text:style-name="Source_20_Text"><text:s text:c="8"/>while (!value.compareAndSet(oldValue, oldValue+1)){</text:span></text:p>
      <text:p text:style-name="Preformatted_20_Text"><text:span text:style-name="Source_20_Text"><text:s text:c="13"/>oldValue = value.get();</text:span></text:p>
      <text:p text:style-name="Preformatted_20_Text"><text:span text:style-name="Source_20_Text"><text:s text:c="8"/>}</text:span></text:p>
      <text:p text:style-name="Preformatted_20_Text"><text:span text:style-name="Source_20_Text"><text:s text:c="8"/>return oldValue+1;</text:span></text:p>
      <text:p text:style-name="Preformatted_20_Text"><text:span text:style-name="Source_20_Text"><text:s text:c="4"/>}</text:span></text:p>
      <text:p text:style-name="Preformatted_20_Text"/>
      <text:p text:style-name="P20"><text:span text:style-name="Source_20_Text">}</text:span></text:p>
      <text:p text:style-name="P23"><text:span text:style-name="Source_20_Text"><text:span text:style-name="T20">И тест</text:span></text:span></text:p>
      <text:p text:style-name="P23"><text:span text:style-name="Source_20_Text">package de.vogella.concurrency.nonblocking.counter;</text:span></text:p>
      <text:p text:style-name="Preformatted_20_Text"><text:span text:style-name="Source_20_Text">import java.util.ArrayList;</text:span></text:p>
      <text:p text:style-name="Preformatted_20_Text"><text:span text:style-name="Source_20_Text">import java.util.HashSet;</text:span></text:p>
      <text:p text:style-name="Preformatted_20_Text"><text:span text:style-name="Source_20_Text">import java.util.List;</text:span></text:p>
      <text:p text:style-name="Preformatted_20_Text"><text:span text:style-name="Source_20_Text">import java.util.Set;</text:span></text:p>
      <text:p text:style-name="Preformatted_20_Text"><text:span text:style-name="Source_20_Text">import java.util.concurrent.Callable;</text:span></text:p>
      <text:p text:style-name="Preformatted_20_Text"><text:span text:style-name="Source_20_Text">import java.util.concurrent.ExecutionException;</text:span></text:p>
      <text:p text:style-name="Preformatted_20_Text"><text:span text:style-name="Source_20_Text">import java.util.concurrent.ExecutorService;</text:span></text:p>
      <text:p text:style-name="Preformatted_20_Text"><text:span text:style-name="Source_20_Text">import java.util.concurrent.Executors;</text:span></text:p>
      <text:p text:style-name="Preformatted_20_Text"><text:span text:style-name="Source_20_Text">import java.util.concurrent.Future;</text:span></text:p>
      <text:p text:style-name="Preformatted_20_Text"/>
      <text:p text:style-name="Preformatted_20_Text"><text:span text:style-name="Source_20_Text">public class Test {</text:span></text:p>
      <text:p text:style-name="Preformatted_20_Text"><text:span text:style-name="Source_20_Text"><text:s text:c="8"/>private static final int NTHREDS = 10;</text:span></text:p>
      <text:p text:style-name="Preformatted_20_Text"/>
      <text:p text:style-name="Preformatted_20_Text"><text:span text:style-name="Source_20_Text"><text:s text:c="8"/>public static void main(String[] args) {</text:span></text:p>
      <text:p text:style-name="Preformatted_20_Text"><text:span text:style-name="Source_20_Text"><text:s text:c="12"/>final Counter counter = new Counter();</text:span></text:p>
      <text:p text:style-name="Preformatted_20_Text"><text:span text:style-name="Source_20_Text"><text:s text:c="12"/>List&lt;Future&lt;Integer&gt;&gt; list = new ArrayList&lt;Future&lt;Integer&gt;&gt;();</text:span></text:p>
      <text:p text:style-name="Preformatted_20_Text"/>
      <text:p text:style-name="Preformatted_20_Text"><text:span text:style-name="Source_20_Text"><text:s text:c="12"/>ExecutorService executor = Executors.newFixedThreadPool(NTHREDS);</text:span></text:p>
      <text:p text:style-name="Preformatted_20_Text"><text:span text:style-name="Source_20_Text"><text:s text:c="12"/>for (int i = 0; i &lt; 500; i++) {</text:span></text:p>
      <text:p text:style-name="Preformatted_20_Text"><text:span text:style-name="Source_20_Text"><text:s text:c="16"/>Callable&lt;Integer&gt; worker = new <text:s/>Callable&lt;Integer&gt;() {</text:span></text:p>
      <text:p text:style-name="Preformatted_20_Text"><text:span text:style-name="Source_20_Text"><text:s text:c="20"/>@Override</text:span></text:p>
      <text:p text:style-name="Preformatted_20_Text"><text:span text:style-name="Source_20_Text"><text:s text:c="20"/>public Integer call() throws Exception {</text:span></text:p>
      <text:p text:style-name="Preformatted_20_Text"><text:span text:style-name="Source_20_Text"><text:s text:c="24"/>int number = counter.increment();</text:span></text:p>
      <text:p text:style-name="Preformatted_20_Text"><text:span text:style-name="Source_20_Text"><text:s text:c="24"/>System.out.println(number );</text:span></text:p>
      <text:p text:style-name="Preformatted_20_Text"><text:span text:style-name="Source_20_Text"><text:s text:c="24"/>return number ;</text:span></text:p>
      <text:p text:style-name="Preformatted_20_Text"><text:span text:style-name="Source_20_Text"><text:s text:c="20"/>}</text:span></text:p>
      <text:p text:style-name="Preformatted_20_Text"><text:span text:style-name="Source_20_Text"><text:s text:c="16"/>};</text:span></text:p>
      <text:p text:style-name="Preformatted_20_Text"><text:span text:style-name="Source_20_Text"><text:s text:c="16"/>Future&lt;Integer&gt; submit= executor.submit(worker);</text:span></text:p>
      <text:p text:style-name="Preformatted_20_Text"><text:span text:style-name="Source_20_Text"><text:s text:c="16"/>list.add(submit);</text:span></text:p>
      <text:p text:style-name="Preformatted_20_Text"/>
      <text:p text:style-name="Preformatted_20_Text"><text:span text:style-name="Source_20_Text"><text:s text:c="12"/>}</text:span></text:p>
      <text:p text:style-name="Preformatted_20_Text"/>
      <text:p text:style-name="Preformatted_20_Text"><text:span text:style-name="Source_20_Text"><text:s text:c="12"/>// This will make the executor accept no new threads</text:span></text:p>
      <text:p text:style-name="Preformatted_20_Text"><text:span text:style-name="Source_20_Text"><text:s text:c="12"/>// and finish all existing threads in the queue</text:span></text:p>
      <text:p text:style-name="Preformatted_20_Text"><text:span text:style-name="Source_20_Text"><text:s text:c="12"/>executor.shutdown();</text:span></text:p>
      <text:p text:style-name="Preformatted_20_Text"><text:span text:style-name="Source_20_Text"><text:s text:c="12"/>// Wait until all threads are finish</text:span></text:p>
      <text:p text:style-name="Preformatted_20_Text"><text:span text:style-name="Source_20_Text"><text:s text:c="12"/>while (!executor.isTerminated()) {</text:span></text:p>
      <text:p text:style-name="Preformatted_20_Text"><text:span text:style-name="Source_20_Text"><text:s text:c="12"/>}</text:span></text:p>
      <text:p text:style-name="Preformatted_20_Text"><text:span text:style-name="Source_20_Text"><text:s text:c="12"/>Set&lt;Integer&gt; set = new HashSet&lt;Integer&gt;();</text:span></text:p>
      <text:p text:style-name="Preformatted_20_Text"><text:span text:style-name="Source_20_Text"><text:s text:c="12"/>for (Future&lt;Integer&gt; future : list) {</text:span></text:p>
      <text:p text:style-name="Preformatted_20_Text"><text:span text:style-name="Source_20_Text"><text:s text:c="16"/>try {</text:span></text:p>
      <text:p text:style-name="Preformatted_20_Text"><text:span text:style-name="Source_20_Text"><text:s text:c="20"/>set.add(future.get());</text:span></text:p>
      <text:p text:style-name="Preformatted_20_Text"><text:span text:style-name="Source_20_Text"><text:s text:c="16"/>} catch (InterruptedException e) {</text:span></text:p>
      <text:p text:style-name="Preformatted_20_Text"><text:span text:style-name="Source_20_Text"><text:s text:c="20"/>e.printStackTrace();</text:span></text:p>
      <text:p text:style-name="Preformatted_20_Text"><text:span text:style-name="Source_20_Text"><text:s text:c="16"/>} catch (ExecutionException e) {</text:span></text:p>
      <text:p text:style-name="Preformatted_20_Text"><text:span text:style-name="Source_20_Text"><text:s text:c="20"/>e.printStackTrace();</text:span></text:p>
      <text:p text:style-name="Preformatted_20_Text"><text:span text:style-name="Source_20_Text"><text:s text:c="16"/>}</text:span></text:p>
      <text:p text:style-name="Preformatted_20_Text"><text:soft-page-break/><text:span text:style-name="Source_20_Text"><text:s text:c="12"/>}</text:span></text:p>
      <text:p text:style-name="Preformatted_20_Text"><text:span text:style-name="Source_20_Text"><text:s text:c="12"/>if (list.size()!=set.size()){</text:span></text:p>
      <text:p text:style-name="Preformatted_20_Text"><text:span text:style-name="Source_20_Text"><text:s text:c="16"/>throw new RuntimeException("Double-entries!!!");</text:span></text:p>
      <text:p text:style-name="Preformatted_20_Text"><text:span text:style-name="Source_20_Text"><text:s text:c="12"/>}</text:span></text:p>
      <text:p text:style-name="Preformatted_20_Text"/>
      <text:p text:style-name="Preformatted_20_Text"><text:span text:style-name="Source_20_Text"><text:s text:c="8"/>}</text:span></text:p>
      <text:p text:style-name="P20"><text:span text:style-name="Source_20_Text">}</text:span></text:p>
      <text:p text:style-name="P20"><text:span text:style-name="Source_20_Text">Интересная часть состоит в том, как реализован метод incrementAndGet (). Он использует операцию CAS.</text:span></text:p>
      <text:p text:style-name="P20"><text:span text:style-name="Source_20_Text"><text:span text:style-name="T4">public final int incrementAndGet() {</text:span></text:span></text:p>
      <text:p text:style-name="Preformatted_20_Text"><text:span text:style-name="Source_20_Text"><text:span text:style-name="T4"><text:s text:c="8"/>for (;;) {</text:span></text:span></text:p>
      <text:p text:style-name="Preformatted_20_Text"><text:span text:style-name="Source_20_Text"><text:span text:style-name="T4"><text:s text:c="12"/>int current = get();</text:span></text:span></text:p>
      <text:p text:style-name="Preformatted_20_Text"><text:span text:style-name="Source_20_Text"><text:span text:style-name="T4"><text:s text:c="12"/>int next = current + 1;</text:span></text:span></text:p>
      <text:p text:style-name="Preformatted_20_Text"><text:span text:style-name="Source_20_Text"><text:span text:style-name="T4"><text:s text:c="12"/>if (compareAndSet(current, next))</text:span></text:span></text:p>
      <text:p text:style-name="Preformatted_20_Text"><text:span text:style-name="Source_20_Text"><text:span text:style-name="T4"><text:s text:c="16"/>return next;</text:span></text:span></text:p>
      <text:p text:style-name="Preformatted_20_Text"><text:span text:style-name="Source_20_Text"><text:span text:style-name="T4"><text:s text:c="8"/>}</text:span></text:span></text:p>
      <text:p text:style-name="P20"><text:span text:style-name="Source_20_Text"><text:span text:style-name="T4"><text:s text:c="4"/>}</text:span></text:span></text:p>
      <text:p text:style-name="P20"><text:span text:style-name="Source_20_Text">Сам JDK все больше использует неблокирующие алгоритмы для повышения производительности для каждого разработчика. Разработка правильного неблокирующего алгоритма не является тривиальной задачей.</text:span></text:p>
      <text:p text:style-name="P20"><text:span text:style-name="Source_20_Text">Для получения дополнительной информации о неблокирующем алгоритме, например, примеры для неблокирующего стека и неблокированного LinkedList см. по адресу http://www.ibm.com/developerworks/java/library/j-jtp04186/index.html.</text:span></text:p>
      <text:p text:style-name="P23"><text:span text:style-name="Source_20_Text"/></text:p>
      <text:p text:style-name="P21"><text:span text:style-name="Source_20_Text"><text:span text:style-name="T13">11. Fork-Join в Java 7</text:span></text:span></text:p>
      <text:p text:style-name="P21"><text:span text:style-name="Source_20_Text"><text:span text:style-name="T11">В Java 7 представлен новый параллельный механизм для сложных вычислительных задач - инфраструктура fork-join. Среда fork-join позволяет распределить определенную задачу по нескольким работникам, а затем дождаться результата.</text:span></text:span></text:p>
      <text:p text:style-name="P21"><text:span text:style-name="Source_20_Text"><text:span text:style-name="T11">Для Java 6.0 вы можете скачать пакет (jsr166y) с сайта Скачать.</text:span></text:span></text:p>
      <text:p text:style-name="P21"><text:span text:style-name="Source_20_Text"><text:span text:style-name="T11">Для тестирования создайте проект Java "de.vogella.performance.forkjoin". Если вы не используете Java 7, вам также необходимо отправить jsr166y.jar в путь к классам.</text:span></text:span></text:p>
      <text:p text:style-name="P21"><text:span text:style-name="Source_20_Text"><text:span text:style-name="T11">Создайте сначала пакет алгоритма, а затем следующий класс.</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0" meta:image-count="0" meta:object-count="0" meta:page-count="14" meta:paragraph-count="433" meta:word-count="3170" meta:character-count="26227" meta:non-whitespace-character-count="21241"/>
  </office:meta>
</office:document-meta>
</file>